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a9e2a9" draw:textarea-vertical-align="middle"/>
    </style:style>
    <style:style style:name="gr8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e2a9a9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11" style:family="graphic" style:parent-style-name="standard">
      <style:graphic-properties draw:fill="solid" draw:fill-color="#cdcdfb" draw:textarea-horizontal-align="justify" draw:textarea-vertical-align="middle" draw:auto-grow-height="false" fo:min-height="0cm" fo:min-width="0cm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ndale Mono'" style:font-family-generic="modern" style:font-pitch="fixed"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draw:layer="layout" svg:width="5.08cm" svg:height="1.588cm" svg:x="1.905cm" svg:y="0.952cm">
          <text:p text:style-name="P1">websocket.ht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88cm" svg:x="1.905cm" svg:y="3.492cm">
          <text:p text:style-name="P1">websocket.j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rect draw:style-name="gr3" draw:text-style-name="P2" xml:id="id31" draw:id="id31" draw:layer="layout" svg:width="2.54cm" svg:height="0.635cm" svg:x="0.635cm" svg:y="0.635cm">
          <text:p text:style-name="P2">html</text:p>
        </draw:rect>
        <draw:rect draw:style-name="gr3" draw:text-style-name="P2" xml:id="id32" draw:id="id32" draw:layer="layout" svg:width="2.54cm" svg:height="0.635cm" svg:x="2.54cm" svg:y="1.587cm">
          <text:p text:style-name="P2">head</text:p>
        </draw:rect>
        <draw:rect draw:style-name="gr3" draw:text-style-name="P2" xml:id="id33" draw:id="id33" draw:layer="layout" svg:width="3.81cm" svg:height="0.635cm" svg:x="7.62cm" svg:y="0.635cm">
          <text:p text:style-name="P2">websocket.css</text:p>
        </draw:rect>
        <draw:rect draw:style-name="gr3" draw:text-style-name="P2" xml:id="id34" draw:id="id34" draw:layer="layout" svg:width="3.81cm" svg:height="0.635cm" svg:x="7.62cm" svg:y="1.587cm">
          <text:p text:style-name="P2">jquery.js</text:p>
        </draw:rect>
        <draw:rect draw:style-name="gr3" draw:text-style-name="P2" xml:id="id35" draw:id="id35" draw:layer="layout" svg:width="3.81cm" svg:height="0.635cm" svg:x="7.62cm" svg:y="2.54cm">
          <text:p text:style-name="P2">websocket.js</text:p>
        </draw:rect>
        <draw:rect draw:style-name="gr3" draw:text-style-name="P2" xml:id="id1" draw:id="id1" draw:layer="layout" svg:width="2.54cm" svg:height="0.635cm" svg:x="3.809cm" svg:y="4.127cm">
          <text:p text:style-name="P2">body</text:p>
        </draw:rect>
        <draw:rect draw:style-name="gr3" draw:text-style-name="P2" xml:id="id2" draw:id="id2" draw:layer="layout" svg:width="2.54cm" svg:height="0.635cm" svg:x="5.714cm" svg:y="5.397cm">
          <text:p text:style-name="P2">#cave</text:p>
        </draw:rect>
        <draw:rect draw:style-name="gr3" draw:text-style-name="P2" xml:id="id8" draw:id="id8" draw:layer="layout" svg:width="2.54cm" svg:height="0.635cm" svg:x="11.43cm" svg:y="5.397cm">
          <text:p text:style-name="P2">#clock</text:p>
        </draw:rect>
        <draw:rect draw:style-name="gr3" draw:text-style-name="P2" xml:id="id9" draw:id="id9" draw:layer="layout" svg:width="2.54cm" svg:height="0.635cm" svg:x="11.43cm" svg:y="6.349cm">
          <text:p text:style-name="P2">#status</text:p>
        </draw:rect>
        <draw:rect draw:style-name="gr3" draw:text-style-name="P2" xml:id="id10" draw:id="id10" draw:layer="layout" svg:width="2.54cm" svg:height="0.635cm" svg:x="11.43cm" svg:y="7.302cm">
          <text:p text:style-name="P2">#data</text:p>
        </draw:rect>
        <draw:rect draw:style-name="gr3" draw:text-style-name="P2" xml:id="id11" draw:id="id11" draw:layer="layout" svg:width="2.54cm" svg:height="0.635cm" svg:x="11.429cm" svg:y="8.89cm">
          <text:p text:style-name="P2">#mother</text:p>
        </draw:rect>
        <draw:rect draw:style-name="gr3" draw:text-style-name="P2" xml:id="id3" draw:id="id3" draw:layer="layout" svg:width="1.27cm" svg:height="0.635cm" svg:x="8.254cm" svg:y="6.349cm">
          <text:p text:style-name="P2">div</text:p>
        </draw:rect>
        <draw:rect draw:style-name="gr3" draw:text-style-name="P2" xml:id="id12" draw:id="id12" draw:layer="layout" svg:width="2.54cm" svg:height="0.635cm" svg:x="11.429cm" svg:y="9.843cm">
          <text:p text:style-name="P2">#minions</text:p>
        </draw:rect>
        <draw:rect draw:style-name="gr3" draw:text-style-name="P2" xml:id="id13" draw:id="id13" draw:layer="layout" svg:width="2.54cm" svg:height="0.635cm" svg:x="11.429cm" svg:y="11.429cm">
          <text:p text:style-name="P2">#feed</text:p>
        </draw:rect>
        <draw:rect draw:style-name="gr3" draw:text-style-name="P2" xml:id="id14" draw:id="id14" draw:layer="layout" svg:width="2.54cm" svg:height="0.635cm" svg:x="11.429cm" svg:y="12.382cm">
          <text:p text:style-name="P2">#book</text:p>
        </draw:rect>
        <draw:rect draw:style-name="gr3" draw:text-style-name="P2" xml:id="id15" draw:id="id15" draw:layer="layout" svg:width="2.54cm" svg:height="0.635cm" svg:x="11.43cm" svg:y="13.969cm">
          <text:p text:style-name="P2">#james</text:p>
        </draw:rect>
        <draw:rect draw:style-name="gr3" draw:text-style-name="P2" xml:id="id16" draw:id="id16" draw:layer="layout" svg:width="2.857cm" svg:height="0.635cm" svg:x="11.43cm" svg:y="14.922cm">
          <text:p text:style-name="P2">#controls</text:p>
        </draw:rect>
        <draw:rect draw:style-name="gr3" draw:text-style-name="P2" xml:id="id20" draw:id="id20" draw:layer="layout" svg:width="3.81cm" svg:height="0.635cm" svg:x="22.225cm" svg:y="4.127cm">
          <text:p text:style-name="P2">start</text:p>
        </draw:rect>
        <draw:rect draw:style-name="gr3" draw:text-style-name="P2" xml:id="id21" draw:id="id21" draw:layer="layout" svg:width="3.81cm" svg:height="0.635cm" svg:x="22.225cm" svg:y="5.079cm">
          <text:p text:style-name="P2">T</text:p>
        </draw:rect>
        <draw:rect draw:style-name="gr3" draw:text-style-name="P2" xml:id="id22" draw:id="id22" draw:layer="layout" svg:width="3.81cm" svg:height="0.635cm" svg:x="22.225cm" svg:y="6.032cm">
          <text:p text:style-name="P2">startFeed</text:p>
        </draw:rect>
        <draw:rect draw:style-name="gr3" draw:text-style-name="P2" xml:id="id23" draw:id="id23" draw:layer="layout" svg:width="3.81cm" svg:height="0.635cm" svg:x="22.225cm" svg:y="6.984cm">
          <text:p text:style-name="P2">getBook</text:p>
        </draw:rect>
        <draw:rect draw:style-name="gr3" draw:text-style-name="P2" xml:id="id24" draw:id="id24" draw:layer="layout" svg:width="3.81cm" svg:height="0.635cm" svg:x="22.225cm" svg:y="7.937cm">
          <text:p text:style-name="P2">syncBuffer</text:p>
        </draw:rect>
        <draw:rect draw:style-name="gr3" draw:text-style-name="P2" xml:id="id25" draw:id="id25" draw:layer="layout" svg:width="3.81cm" svg:height="0.635cm" svg:x="22.225cm" svg:y="8.889cm">
          <text:p text:style-name="P2">stopSock</text:p>
        </draw:rect>
        <draw:rect draw:style-name="gr3" draw:text-style-name="P2" xml:id="id26" draw:id="id26" draw:layer="layout" svg:width="3.81cm" svg:height="0.635cm" svg:x="22.225cm" svg:y="9.842cm">
          <text:p text:style-name="P2">getMom</text:p>
        </draw:rect>
        <draw:rect draw:style-name="gr3" draw:text-style-name="P2" xml:id="id27" draw:id="id27" draw:layer="layout" svg:width="3.81cm" svg:height="0.635cm" svg:x="22.225cm" svg:y="10.794cm">
          <text:p text:style-name="P2">getOrders</text:p>
        </draw:rect>
        <draw:rect draw:style-name="gr3" draw:text-style-name="P2" xml:id="id28" draw:id="id28" draw:layer="layout" svg:width="3.81cm" svg:height="0.635cm" svg:x="22.225cm" svg:y="11.747cm">
          <text:p text:style-name="P2">loadOrders</text:p>
        </draw:rect>
        <draw:rect draw:style-name="gr3" draw:text-style-name="P2" xml:id="id29" draw:id="id29" draw:layer="layout" svg:width="3.81cm" svg:height="0.635cm" svg:x="22.225cm" svg:y="12.699cm">
          <text:p text:style-name="P2">getOpenOrders</text:p>
        </draw:rect>
        <draw:rect draw:style-name="gr3" draw:text-style-name="P2" xml:id="id30" draw:id="id30" draw:layer="layout" svg:width="3.81cm" svg:height="0.635cm" svg:x="22.225cm" svg:y="13.652cm">
          <text:p text:style-name="P2">D</text:p>
        </draw:rect>
        <draw:rect draw:style-name="gr3" draw:text-style-name="P2" xml:id="id17" draw:id="id17" draw:layer="layout" svg:width="2.857cm" svg:height="0.635cm" svg:x="11.43cm" svg:y="16.51cm">
          <text:p text:style-name="P2">#debug</text:p>
        </draw:rect>
        <draw:rect draw:style-name="gr3" draw:text-style-name="P2" xml:id="id18" draw:id="id18" draw:layer="layout" svg:width="4.127cm" svg:height="0.635cm" svg:x="5.715cm" svg:y="18.097cm">
          <text:p text:style-name="P2">#matchedResult</text:p>
        </draw:rect>
        <draw:rect draw:style-name="gr3" draw:text-style-name="P2" xml:id="id19" draw:id="id19" draw:layer="layout" svg:width="4.127cm" svg:height="0.635cm" svg:x="5.715cm" svg:y="19.367cm">
          <text:p text:style-name="P2">#tickReturn</text:p>
        </draw:rect>
        <draw:connector draw:style-name="gr4" draw:text-style-name="P1" draw:layer="layout" svg:x1="5.079cm" svg:y1="4.762cm" svg:x2="5.714cm" svg:y2="5.714cm" draw:start-shape="id1" draw:start-glue-point="2" draw:end-shape="id2" draw:end-glue-point="3" svg:d="M5079 4762v952h635">
          <text:p/>
        </draw:connector>
        <draw:rect draw:style-name="gr3" draw:text-style-name="P2" xml:id="id4" draw:id="id4" draw:layer="layout" svg:width="1.27cm" svg:height="0.635cm" svg:x="8.254cm" svg:y="9.208cm">
          <text:p text:style-name="P2">div</text:p>
        </draw:rect>
        <draw:rect draw:style-name="gr3" draw:text-style-name="P2" xml:id="id5" draw:id="id5" draw:layer="layout" svg:width="1.27cm" svg:height="0.635cm" svg:x="8.254cm" svg:y="12.064cm">
          <text:p text:style-name="P2">div</text:p>
        </draw:rect>
        <draw:rect draw:style-name="gr3" draw:text-style-name="P2" xml:id="id6" draw:id="id6" draw:layer="layout" svg:width="1.27cm" svg:height="0.635cm" svg:x="8.255cm" svg:y="14.604cm">
          <text:p text:style-name="P2">div</text:p>
        </draw:rect>
        <draw:rect draw:style-name="gr3" draw:text-style-name="P2" xml:id="id7" draw:id="id7" draw:layer="layout" svg:width="1.27cm" svg:height="0.635cm" svg:x="8.255cm" svg:y="16.51cm">
          <text:p text:style-name="P2">div</text:p>
        </draw:rect>
        <draw:connector draw:style-name="gr4" draw:text-style-name="P1" draw:layer="layout" svg:x1="6.984cm" svg:y1="6.032cm" svg:x2="8.254cm" svg:y2="6.666cm" draw:start-shape="id2" draw:start-glue-point="2" draw:end-shape="id3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2" draw:start-glue-point="2" draw:end-shape="id4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2" draw:start-glue-point="2" draw:end-shape="id5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2" draw:start-glue-point="2" draw:end-shape="id6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2" draw:start-glue-point="2" draw:end-shape="id7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" draw:start-glue-point="1" draw:end-shape="id8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" draw:start-glue-point="1" draw:end-shape="id9" draw:end-glue-point="3" svg:d="M9524 6666h1906">
          <text:p/>
        </draw:connector>
        <draw:connector draw:style-name="gr4" draw:text-style-name="P1" draw:layer="layout" svg:x1="9.524cm" svg:y1="6.666cm" svg:x2="11.43cm" svg:y2="7.619cm" draw:start-shape="id3" draw:start-glue-point="1" draw:end-shape="id10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4" draw:start-glue-point="1" draw:end-shape="id11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4" draw:start-glue-point="1" draw:end-shape="id12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5" draw:start-glue-point="1" draw:end-shape="id13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5" draw:start-glue-point="1" draw:end-shape="id14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6" draw:start-glue-point="1" draw:end-shape="id15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6" draw:start-glue-point="1" draw:end-shape="id16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7" draw:start-glue-point="1" draw:end-shape="id17" draw:end-glue-point="3" svg:d="M9525 16827h1905">
          <text:p/>
        </draw:connector>
        <draw:connector draw:style-name="gr4" draw:text-style-name="P1" draw:layer="layout" svg:x1="5.079cm" svg:y1="4.762cm" svg:x2="5.715cm" svg:y2="18.414cm" draw:start-shape="id1" draw:start-glue-point="2" draw:end-shape="id18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1" draw:start-glue-point="2" draw:end-shape="id19" draw:end-glue-point="3" svg:d="M5079 4762v14922h636">
          <text:p/>
        </draw:connector>
        <draw:connector draw:style-name="gr4" draw:text-style-name="P1" draw:layer="layout" svg:x1="14.287cm" svg:y1="15.239cm" svg:x2="22.225cm" svg:y2="4.444cm" draw:start-shape="id16" draw:start-glue-point="1" draw:end-shape="id20" draw:end-glue-point="3" svg:d="M14287 15239h3969v-10795h3969">
          <text:p/>
        </draw:connector>
        <draw:connector draw:style-name="gr4" draw:text-style-name="P1" draw:layer="layout" svg:x1="14.287cm" svg:y1="15.239cm" svg:x2="22.225cm" svg:y2="5.396cm" draw:start-shape="id16" draw:start-glue-point="1" draw:end-shape="id21" draw:end-glue-point="3" svg:d="M14287 15239h3969v-9843h3969">
          <text:p/>
        </draw:connector>
        <draw:connector draw:style-name="gr4" draw:text-style-name="P1" draw:layer="layout" svg:x1="14.287cm" svg:y1="15.239cm" svg:x2="22.225cm" svg:y2="6.349cm" draw:start-shape="id16" draw:start-glue-point="1" draw:end-shape="id22" draw:end-glue-point="3" svg:d="M14287 15239h3969v-8890h3969">
          <text:p/>
        </draw:connector>
        <draw:connector draw:style-name="gr4" draw:text-style-name="P1" draw:layer="layout" svg:x1="14.287cm" svg:y1="15.239cm" svg:x2="22.225cm" svg:y2="7.301cm" draw:start-shape="id16" draw:start-glue-point="1" draw:end-shape="id23" draw:end-glue-point="3" svg:d="M14287 15239h3969v-7938h3969">
          <text:p/>
        </draw:connector>
        <draw:connector draw:style-name="gr4" draw:text-style-name="P1" draw:layer="layout" svg:x1="14.287cm" svg:y1="15.239cm" svg:x2="22.225cm" svg:y2="8.254cm" draw:start-shape="id16" draw:start-glue-point="1" draw:end-shape="id24" draw:end-glue-point="3" svg:d="M14287 15239h3969v-6985h3969">
          <text:p/>
        </draw:connector>
        <draw:connector draw:style-name="gr4" draw:text-style-name="P1" draw:layer="layout" svg:x1="14.287cm" svg:y1="15.239cm" svg:x2="22.225cm" svg:y2="9.206cm" draw:start-shape="id16" draw:start-glue-point="1" draw:end-shape="id25" draw:end-glue-point="3" svg:d="M14287 15239h3969v-6033h3969">
          <text:p/>
        </draw:connector>
        <draw:connector draw:style-name="gr4" draw:text-style-name="P1" draw:layer="layout" svg:x1="14.287cm" svg:y1="15.239cm" svg:x2="22.225cm" svg:y2="10.159cm" draw:start-shape="id16" draw:start-glue-point="1" draw:end-shape="id26" draw:end-glue-point="3" svg:d="M14287 15239h3969v-5080h3969">
          <text:p/>
        </draw:connector>
        <draw:connector draw:style-name="gr4" draw:text-style-name="P1" draw:layer="layout" svg:x1="14.287cm" svg:y1="15.239cm" svg:x2="22.225cm" svg:y2="11.111cm" draw:start-shape="id16" draw:start-glue-point="1" draw:end-shape="id27" draw:end-glue-point="3" svg:d="M14287 15239h3969v-4128h3969">
          <text:p/>
        </draw:connector>
        <draw:connector draw:style-name="gr4" draw:text-style-name="P1" draw:layer="layout" svg:x1="14.287cm" svg:y1="15.239cm" svg:x2="22.225cm" svg:y2="12.064cm" draw:start-shape="id16" draw:start-glue-point="1" draw:end-shape="id28" draw:end-glue-point="3" svg:d="M14287 15239h3969v-3175h3969">
          <text:p/>
        </draw:connector>
        <draw:connector draw:style-name="gr4" draw:text-style-name="P1" draw:layer="layout" svg:x1="14.287cm" svg:y1="15.239cm" svg:x2="22.225cm" svg:y2="13.016cm" draw:start-shape="id16" draw:start-glue-point="1" draw:end-shape="id29" draw:end-glue-point="3" svg:d="M14287 15239h3969v-2223h3969">
          <text:p/>
        </draw:connector>
        <draw:connector draw:style-name="gr4" draw:text-style-name="P1" draw:layer="layout" svg:x1="14.287cm" svg:y1="15.239cm" svg:x2="22.225cm" svg:y2="13.969cm" draw:start-shape="id16" draw:start-glue-point="1" draw:end-shape="id30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31" draw:start-glue-point="2" draw:end-shape="id32" draw:end-glue-point="3" svg:d="M1905 1270v634h635">
          <text:p/>
        </draw:connector>
        <draw:connector draw:style-name="gr4" draw:text-style-name="P1" draw:layer="layout" svg:x1="5.08cm" svg:y1="1.904cm" svg:x2="7.62cm" svg:y2="0.952cm" draw:start-shape="id32" draw:start-glue-point="1" draw:end-shape="id33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32" draw:start-glue-point="1" draw:end-shape="id34" draw:end-glue-point="3" svg:d="M5080 1904h2540">
          <text:p/>
        </draw:connector>
        <draw:connector draw:style-name="gr4" draw:text-style-name="P1" draw:layer="layout" svg:x1="5.08cm" svg:y1="1.904cm" svg:x2="7.62cm" svg:y2="2.857cm" draw:start-shape="id32" draw:start-glue-point="1" draw:end-shape="id35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31" draw:start-glue-point="2" draw:end-shape="id1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3" draw:text-style-name="P2" xml:id="id36" draw:id="id36" draw:layer="layout" svg:width="4.445cm" svg:height="0.635cm" svg:x="0.635cm" svg:y="1.27cm">
          <text:p text:style-name="P2">websocket.js</text:p>
        </draw:rect>
        <draw:rect draw:style-name="gr3" draw:text-style-name="P2" xml:id="id37" draw:id="id37" draw:layer="layout" svg:width="2.54cm" svg:height="0.635cm" svg:x="13.97cm" svg:y="2.222cm">
          <text:p text:style-name="P2">var</text:p>
        </draw:rect>
        <draw:rect draw:style-name="gr3" draw:text-style-name="P2" xml:id="id38" draw:id="id38" draw:layer="layout" svg:width="3.81cm" svg:height="0.635cm" svg:x="23.177cm" svg:y="0.635cm">
          <text:p text:style-name="P2">ws</text:p>
        </draw:rect>
        <draw:rect draw:style-name="gr3" draw:text-style-name="P2" xml:id="id39" draw:id="id39" draw:layer="layout" svg:width="3.81cm" svg:height="0.635cm" svg:x="23.177cm" svg:y="1.587cm">
          <text:p text:style-name="P2">message</text:p>
        </draw:rect>
        <draw:rect draw:style-name="gr3" draw:text-style-name="P2" xml:id="id40" draw:id="id40" draw:layer="layout" svg:width="3.81cm" svg:height="0.635cm" svg:x="23.177cm" svg:y="2.54cm">
          <text:p text:style-name="P2">etime</text:p>
        </draw:rect>
        <draw:connector draw:style-name="gr4" draw:text-style-name="P1" draw:layer="layout" svg:x1="2.857cm" svg:y1="1.905cm" svg:x2="13.97cm" svg:y2="2.539cm" draw:start-shape="id36" draw:start-glue-point="2" draw:end-shape="id37" draw:end-glue-point="3" svg:d="M2857 1905v634h11113">
          <text:p/>
        </draw:connector>
        <draw:connector draw:style-name="gr4" draw:text-style-name="P1" draw:layer="layout" svg:x1="16.51cm" svg:y1="2.539cm" svg:x2="23.177cm" svg:y2="0.952cm" draw:start-shape="id37" draw:start-glue-point="1" draw:end-shape="id38" draw:end-glue-point="3" svg:d="M16510 2539h3334v-1587h3333">
          <text:p/>
        </draw:connector>
        <draw:connector draw:style-name="gr4" draw:text-style-name="P1" draw:layer="layout" svg:x1="16.51cm" svg:y1="2.539cm" svg:x2="23.177cm" svg:y2="1.904cm" draw:start-shape="id37" draw:start-glue-point="1" draw:end-shape="id39" draw:end-glue-point="3" svg:d="M16510 2539h3334v-635h3333">
          <text:p/>
        </draw:connector>
        <draw:connector draw:style-name="gr4" draw:text-style-name="P1" draw:layer="layout" svg:x1="16.51cm" svg:y1="2.539cm" svg:x2="23.177cm" svg:y2="2.857cm" draw:start-shape="id37" draw:start-glue-point="1" draw:end-shape="id40" draw:end-glue-point="3" svg:d="M16510 2539h3334v318h3333">
          <text:p/>
        </draw:connector>
        <draw:rect draw:style-name="gr3" draw:text-style-name="P2" xml:id="id41" draw:id="id41" draw:layer="layout" svg:width="3.81cm" svg:height="0.635cm" svg:x="23.177cm" svg:y="3.492cm">
          <text:p text:style-name="P2">click</text:p>
        </draw:rect>
        <draw:rect draw:style-name="gr3" draw:text-style-name="P2" xml:id="id42" draw:id="id42" draw:layer="layout" svg:width="3.81cm" svg:height="0.635cm" svg:x="23.177cm" svg:y="4.445cm">
          <text:p text:style-name="P2">activeBuffer</text:p>
        </draw:rect>
        <draw:rect draw:style-name="gr3" draw:text-style-name="P2" xml:id="id43" draw:id="id43" draw:layer="layout" svg:width="3.81cm" svg:height="0.635cm" svg:x="23.177cm" svg:y="5.397cm">
          <text:p text:style-name="P2">buffer1</text:p>
        </draw:rect>
        <draw:rect draw:style-name="gr3" draw:text-style-name="P2" xml:id="id44" draw:id="id44" draw:layer="layout" svg:width="3.81cm" svg:height="0.635cm" svg:x="23.177cm" svg:y="6.35cm">
          <text:p text:style-name="P2">buffer2</text:p>
        </draw:rect>
        <draw:rect draw:style-name="gr3" draw:text-style-name="P2" xml:id="id45" draw:id="id45" draw:layer="layout" svg:width="3.81cm" svg:height="0.635cm" svg:x="23.177cm" svg:y="7.302cm">
          <text:p text:style-name="P2">tradeCount</text:p>
        </draw:rect>
        <draw:connector draw:style-name="gr4" draw:text-style-name="P1" draw:layer="layout" svg:x1="16.51cm" svg:y1="2.539cm" svg:x2="23.177cm" svg:y2="3.809cm" draw:start-shape="id37" draw:start-glue-point="1" draw:end-shape="id41" draw:end-glue-point="3" svg:d="M16510 2539h3334v1270h3333">
          <text:p/>
        </draw:connector>
        <draw:connector draw:style-name="gr4" draw:text-style-name="P1" draw:layer="layout" svg:x1="16.51cm" svg:y1="2.539cm" svg:x2="23.177cm" svg:y2="4.762cm" draw:start-shape="id37" draw:start-glue-point="1" draw:end-shape="id42" draw:end-glue-point="3" svg:d="M16510 2539h3334v2223h3333">
          <text:p/>
        </draw:connector>
        <draw:connector draw:style-name="gr4" draw:text-style-name="P1" draw:layer="layout" svg:x1="16.51cm" svg:y1="2.539cm" svg:x2="23.177cm" svg:y2="5.714cm" draw:start-shape="id37" draw:start-glue-point="1" draw:end-shape="id43" draw:end-glue-point="3" svg:d="M16510 2539h3334v3175h3333">
          <text:p/>
        </draw:connector>
        <draw:connector draw:style-name="gr4" draw:text-style-name="P1" draw:layer="layout" svg:x1="16.51cm" svg:y1="2.539cm" svg:x2="23.177cm" svg:y2="6.667cm" draw:start-shape="id37" draw:start-glue-point="1" draw:end-shape="id44" draw:end-glue-point="3" svg:d="M16510 2539h3334v4128h3333">
          <text:p/>
        </draw:connector>
        <draw:connector draw:style-name="gr4" draw:text-style-name="P1" draw:layer="layout" svg:x1="16.51cm" svg:y1="2.539cm" svg:x2="23.177cm" svg:y2="7.619cm" draw:start-shape="id37" draw:start-glue-point="1" draw:end-shape="id45" draw:end-glue-point="3" svg:d="M16510 2539h3334v5080h3333">
          <text:p/>
        </draw:connector>
        <draw:rect draw:style-name="gr3" draw:text-style-name="P2" xml:id="id46" draw:id="id46" draw:layer="layout" svg:width="2.54cm" svg:height="0.635cm" svg:x="3.492cm" svg:y="9.842cm">
          <text:p text:style-name="P2">docReady</text:p>
        </draw:rect>
        <draw:connector draw:style-name="gr4" draw:text-style-name="P1" draw:layer="layout" svg:x1="2.857cm" svg:y1="1.905cm" svg:x2="3.492cm" svg:y2="10.159cm" draw:start-shape="id36" draw:start-glue-point="2" draw:end-shape="id46" draw:end-glue-point="3" svg:d="M2857 1905v8254h635">
          <text:p/>
        </draw:connector>
        <draw:rect draw:style-name="gr3" draw:text-style-name="P2" xml:id="id57" draw:id="id57" draw:layer="layout" svg:width="2.54cm" svg:height="0.635cm" svg:x="5.715cm" svg:y="15.875cm">
          <text:p text:style-name="P2">tick()</text:p>
        </draw:rect>
        <draw:rect draw:style-name="gr3" draw:text-style-name="P2" xml:id="id48" draw:id="id48" draw:layer="layout" svg:width="4.445cm" svg:height="0.635cm" svg:x="17.78cm" svg:y="9.207cm">
          <text:p text:style-name="P2">websocket.php</text:p>
        </draw:rect>
        <draw:rect draw:style-name="gr3" draw:text-style-name="P2" xml:id="id47" draw:id="id47" draw:layer="layout" svg:width="4.445cm" svg:height="0.635cm" svg:x="21.59cm" svg:y="10.159cm">
          <text:p text:style-name="P2">clearDebug</text:p>
        </draw:rect>
        <draw:connector draw:style-name="gr4" draw:text-style-name="P1" draw:layer="layout" svg:x1="21.59cm" svg:y1="10.476cm" svg:x2="20.002cm" svg:y2="9.842cm" draw:start-shape="id47" draw:start-glue-point="3" draw:end-shape="id48" draw:end-glue-point="2" svg:d="M21590 10476h-1588v-634">
          <text:p/>
        </draw:connector>
        <draw:rect draw:style-name="gr3" draw:text-style-name="P2" xml:id="id50" draw:id="id50" draw:layer="layout" svg:width="4.445cm" svg:height="0.635cm" svg:x="21.59cm" svg:y="11.112cm">
          <text:p text:style-name="P2">loadOrders</text:p>
        </draw:rect>
        <draw:rect draw:style-name="gr3" draw:text-style-name="P2" xml:id="id51" draw:id="id51" draw:layer="layout" svg:width="4.445cm" svg:height="0.635cm" svg:x="21.59cm" svg:y="12.064cm">
          <text:p text:style-name="P2">getOrders</text:p>
        </draw:rect>
        <draw:rect draw:style-name="gr3" draw:text-style-name="P2" xml:id="id52" draw:id="id52" draw:layer="layout" svg:width="4.445cm" svg:height="0.635cm" svg:x="21.59cm" svg:y="13.017cm">
          <text:p text:style-name="P2">getOpenOrders</text:p>
        </draw:rect>
        <draw:rect draw:style-name="gr3" draw:text-style-name="P2" xml:id="id53" draw:id="id53" draw:layer="layout" svg:width="4.445cm" svg:height="0.635cm" svg:x="21.59cm" svg:y="13.969cm">
          <text:p text:style-name="P2">getBalance</text:p>
        </draw:rect>
        <draw:rect draw:style-name="gr3" draw:text-style-name="P2" xml:id="id54" draw:id="id54" draw:layer="layout" svg:width="4.445cm" svg:height="0.635cm" svg:x="21.59cm" svg:y="14.922cm">
          <text:p text:style-name="P2">getBook</text:p>
        </draw:rect>
        <draw:rect draw:style-name="gr3" draw:text-style-name="P2" xml:id="id59" draw:id="id59" draw:layer="layout" svg:width="3.81cm" svg:height="0.635cm" svg:x="5.715cm" svg:y="18.414cm">
          <text:p text:style-name="P2">webSocket()</text:p>
        </draw:rect>
        <draw:rect draw:style-name="gr3" draw:text-style-name="P2" xml:id="id55" draw:id="id55" draw:layer="layout" svg:width="4.445cm" svg:height="0.635cm" svg:x="21.59cm" svg:y="15.874cm">
          <text:p text:style-name="P2">syncBuffer</text:p>
        </draw:rect>
        <draw:rect draw:style-name="gr3" draw:text-style-name="P2" xml:id="id56" draw:id="id56" draw:layer="layout" svg:width="4.445cm" svg:height="0.635cm" svg:x="21.59cm" svg:y="16.827cm">
          <text:p text:style-name="P2">startup</text:p>
        </draw:rect>
        <draw:rect draw:style-name="gr3" draw:text-style-name="P2" draw:layer="layout" svg:width="4.445cm" svg:height="0.635cm" svg:x="21.59cm" svg:y="17.78cm">
          <text:p text:style-name="P2">activateMinion</text:p>
        </draw:rect>
        <draw:rect draw:style-name="gr3" draw:text-style-name="P2" xml:id="id58" draw:id="id58" draw:layer="layout" svg:width="4.445cm" svg:height="0.635cm" svg:x="21.59cm" svg:y="18.732cm">
          <text:p text:style-name="P2">tick</text:p>
        </draw:rect>
        <draw:rect draw:style-name="gr3" draw:text-style-name="P2" xml:id="id49" draw:id="id49" draw:layer="layout" svg:width="2.54cm" svg:height="0.635cm" svg:x="5.715cm" svg:y="12.699cm">
          <text:p text:style-name="P2">CLICKS</text:p>
        </draw:rect>
        <draw:connector draw:style-name="gr5" draw:text-style-name="P1" draw:layer="layout" draw:type="line" svg:x1="8.255cm" svg:y1="13.016cm" svg:x2="21.59cm" svg:y2="10.476cm" draw:start-shape="id49" draw:start-glue-point="1" draw:end-shape="id47" draw:end-glue-point="3" svg:d="M8255 13016l13335-2540">
          <text:p/>
        </draw:connector>
        <draw:connector draw:style-name="gr5" draw:text-style-name="P1" draw:layer="layout" draw:type="line" svg:x1="8.255cm" svg:y1="13.016cm" svg:x2="21.59cm" svg:y2="11.429cm" draw:start-shape="id49" draw:start-glue-point="1" draw:end-shape="id50" draw:end-glue-point="3" svg:d="M8255 13016l13335-1587">
          <text:p/>
        </draw:connector>
        <draw:connector draw:style-name="gr5" draw:text-style-name="P1" draw:layer="layout" draw:type="line" svg:x1="8.255cm" svg:y1="13.016cm" svg:x2="21.59cm" svg:y2="12.381cm" draw:start-shape="id49" draw:start-glue-point="1" draw:end-shape="id51" draw:end-glue-point="3" svg:d="M8255 13016l13335-635">
          <text:p/>
        </draw:connector>
        <draw:connector draw:style-name="gr5" draw:text-style-name="P1" draw:layer="layout" draw:type="line" svg:x1="8.255cm" svg:y1="13.016cm" svg:x2="21.59cm" svg:y2="13.334cm" draw:start-shape="id49" draw:start-glue-point="1" draw:end-shape="id52" draw:end-glue-point="3" svg:d="M8255 13016l13335 318">
          <text:p/>
        </draw:connector>
        <draw:connector draw:style-name="gr5" draw:text-style-name="P1" draw:layer="layout" draw:type="line" svg:x1="8.255cm" svg:y1="13.016cm" svg:x2="21.59cm" svg:y2="14.286cm" draw:start-shape="id49" draw:start-glue-point="1" draw:end-shape="id53" svg:d="M8255 13016l13335 1270">
          <text:p/>
        </draw:connector>
        <draw:connector draw:style-name="gr5" draw:text-style-name="P1" draw:layer="layout" draw:type="line" svg:x1="8.255cm" svg:y1="13.016cm" svg:x2="21.59cm" svg:y2="15.239cm" draw:start-shape="id49" draw:start-glue-point="1" draw:end-shape="id54" draw:end-glue-point="3" svg:d="M8255 13016l13335 2223">
          <text:p/>
        </draw:connector>
        <draw:connector draw:style-name="gr5" draw:text-style-name="P1" draw:layer="layout" draw:type="line" svg:x1="8.255cm" svg:y1="13.016cm" svg:x2="21.59cm" svg:y2="16.191cm" draw:start-shape="id49" draw:start-glue-point="1" draw:end-shape="id55" draw:end-glue-point="3" svg:d="M8255 13016l13335 3175">
          <text:p/>
        </draw:connector>
        <draw:connector draw:style-name="gr5" draw:text-style-name="P1" draw:layer="layout" draw:type="line" svg:x1="8.255cm" svg:y1="13.016cm" svg:x2="21.59cm" svg:y2="17.144cm" draw:start-shape="id49" draw:start-glue-point="1" draw:end-shape="id56" draw:end-glue-point="3" svg:d="M8255 13016l13335 4128">
          <text:p/>
        </draw:connector>
        <draw:connector draw:style-name="gr5" draw:text-style-name="P1" draw:layer="layout" draw:type="line" svg:x1="8.255cm" svg:y1="16.192cm" svg:x2="21.59cm" svg:y2="19.049cm" draw:start-shape="id57" draw:start-glue-point="1" draw:end-shape="id58" draw:end-glue-point="3" svg:d="M8255 16192l13335 2857">
          <text:p/>
        </draw:connector>
        <draw:connector draw:style-name="gr4" draw:text-style-name="P1" draw:layer="layout" svg:x1="4.762cm" svg:y1="10.477cm" svg:x2="5.715cm" svg:y2="13.016cm" draw:start-shape="id46" draw:start-glue-point="2" draw:end-shape="id49" draw:end-glue-point="3" svg:d="M4762 10477v2539h953">
          <text:p/>
        </draw:connector>
        <draw:connector draw:style-name="gr4" draw:text-style-name="P1" draw:layer="layout" svg:x1="4.762cm" svg:y1="10.477cm" svg:x2="5.715cm" svg:y2="16.192cm" draw:start-shape="id46" draw:start-glue-point="2" draw:end-shape="id57" draw:end-glue-point="3" svg:d="M4762 10477v5715h953">
          <text:p/>
        </draw:connector>
        <draw:connector draw:style-name="gr4" draw:text-style-name="P1" draw:layer="layout" svg:x1="4.762cm" svg:y1="10.477cm" svg:x2="5.715cm" svg:y2="18.731cm" draw:start-shape="id46" draw:start-glue-point="2" draw:end-shape="id59" draw:end-glue-point="3" svg:d="M4762 10477v8254h953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rect draw:style-name="gr3" draw:text-style-name="P2" xml:id="id61" draw:id="id61" draw:layer="layout" svg:width="4.445cm" svg:height="0.635cm" svg:x="4.127cm" svg:y="0.899cm">
          <text:p text:style-name="P2">websocket.php</text:p>
        </draw:rect>
        <draw:rect draw:style-name="gr3" draw:text-style-name="P2" xml:id="id60" draw:id="id60" draw:layer="layout" svg:width="4.445cm" svg:height="0.635cm" svg:x="7.302cm" svg:y="6.985cm">
          <text:p text:style-name="P2">clearDebug</text:p>
        </draw:rect>
        <draw:connector draw:style-name="gr4" draw:text-style-name="P1" draw:layer="layout" svg:x1="7.302cm" svg:y1="7.302cm" svg:x2="6.349cm" svg:y2="1.534cm" draw:start-shape="id60" draw:start-glue-point="3" draw:end-shape="id61" draw:end-glue-point="2" svg:d="M7302 7302h-953v-5768">
          <text:p/>
        </draw:connector>
        <draw:rect draw:style-name="gr3" draw:text-style-name="P2" xml:id="id62" draw:id="id62" draw:layer="layout" svg:width="4.445cm" svg:height="0.635cm" svg:x="6.984cm" svg:y="9.525cm">
          <text:p text:style-name="P2">loadOrders</text:p>
        </draw:rect>
        <draw:rect draw:style-name="gr3" draw:text-style-name="P2" xml:id="id63" draw:id="id63" draw:layer="layout" svg:width="4.445cm" svg:height="0.635cm" svg:x="6.984cm" svg:y="11.112cm">
          <text:p text:style-name="P2">getOrders</text:p>
        </draw:rect>
        <draw:rect draw:style-name="gr3" draw:text-style-name="P2" xml:id="id64" draw:id="id64" draw:layer="layout" svg:width="4.445cm" svg:height="0.635cm" svg:x="6.984cm" svg:y="12.065cm">
          <text:p text:style-name="P2">getOpenOrders</text:p>
        </draw:rect>
        <draw:rect draw:style-name="gr3" draw:text-style-name="P2" xml:id="id65" draw:id="id65" draw:layer="layout" svg:width="4.445cm" svg:height="0.635cm" svg:x="6.984cm" svg:y="13.017cm">
          <text:p text:style-name="P2">getBalance</text:p>
        </draw:rect>
        <draw:rect draw:style-name="gr3" draw:text-style-name="P2" xml:id="id66" draw:id="id66" draw:layer="layout" svg:width="4.445cm" svg:height="0.635cm" svg:x="6.984cm" svg:y="13.97cm">
          <text:p text:style-name="P2">getBook</text:p>
        </draw:rect>
        <draw:rect draw:style-name="gr3" draw:text-style-name="P2" xml:id="id67" draw:id="id67" draw:layer="layout" svg:width="4.445cm" svg:height="0.635cm" svg:x="6.984cm" svg:y="14.922cm">
          <text:p text:style-name="P2">syncBuffer</text:p>
        </draw:rect>
        <draw:rect draw:style-name="gr3" draw:text-style-name="P2" xml:id="id68" draw:id="id68" draw:layer="layout" svg:width="4.445cm" svg:height="0.635cm" svg:x="7.302cm" svg:y="5.08cm">
          <text:p text:style-name="P2">startup</text:p>
        </draw:rect>
        <draw:rect draw:style-name="gr3" draw:text-style-name="P2" xml:id="id69" draw:id="id69" draw:layer="layout" svg:width="4.445cm" svg:height="0.635cm" svg:x="6.984cm" svg:y="16.828cm">
          <text:p text:style-name="P2">activateMinion</text:p>
        </draw:rect>
        <draw:rect draw:style-name="gr3" draw:text-style-name="P2" xml:id="id70" draw:id="id70" draw:layer="layout" svg:width="4.445cm" svg:height="0.635cm" svg:x="6.984cm" svg:y="17.78cm">
          <text:p text:style-name="P2">tick</text:p>
        </draw:rect>
        <draw:connector draw:style-name="gr4" draw:text-style-name="P1" draw:layer="layout" svg:x1="6.349cm" svg:y1="1.534cm" svg:x2="6.984cm" svg:y2="9.842cm" draw:start-shape="id61" draw:start-glue-point="2" draw:end-shape="id62" draw:end-glue-point="3" svg:d="M6349 1534v8308h635">
          <text:p/>
        </draw:connector>
        <draw:connector draw:style-name="gr4" draw:text-style-name="P1" draw:layer="layout" svg:x1="6.349cm" svg:y1="1.534cm" svg:x2="6.984cm" svg:y2="11.429cm" draw:start-shape="id61" draw:start-glue-point="2" draw:end-shape="id63" draw:end-glue-point="3" svg:d="M6349 1534v9895h635">
          <text:p/>
        </draw:connector>
        <draw:connector draw:style-name="gr4" draw:text-style-name="P1" draw:layer="layout" svg:x1="6.349cm" svg:y1="1.534cm" svg:x2="6.984cm" svg:y2="12.382cm" draw:start-shape="id61" draw:start-glue-point="2" draw:end-shape="id64" draw:end-glue-point="3" svg:d="M6349 1534v10848h635">
          <text:p/>
        </draw:connector>
        <draw:connector draw:style-name="gr4" draw:text-style-name="P1" draw:layer="layout" svg:x1="6.349cm" svg:y1="1.534cm" svg:x2="6.984cm" svg:y2="13.334cm" draw:start-shape="id61" draw:start-glue-point="2" draw:end-shape="id65" draw:end-glue-point="3" svg:d="M6349 1534v11800h635">
          <text:p/>
        </draw:connector>
        <draw:connector draw:style-name="gr4" draw:text-style-name="P1" draw:layer="layout" svg:x1="6.349cm" svg:y1="1.534cm" svg:x2="6.984cm" svg:y2="14.287cm" draw:start-shape="id61" draw:start-glue-point="2" draw:end-shape="id66" draw:end-glue-point="3" svg:d="M6349 1534v12753h635">
          <text:p/>
        </draw:connector>
        <draw:connector draw:style-name="gr4" draw:text-style-name="P1" draw:layer="layout" svg:x1="6.349cm" svg:y1="1.534cm" svg:x2="6.984cm" svg:y2="15.239cm" draw:start-shape="id61" draw:start-glue-point="2" draw:end-shape="id67" draw:end-glue-point="3" svg:d="M6349 1534v13705h635">
          <text:p/>
        </draw:connector>
        <draw:connector draw:style-name="gr4" draw:text-style-name="P1" draw:layer="layout" svg:x1="6.349cm" svg:y1="1.534cm" svg:x2="7.302cm" svg:y2="5.397cm" draw:start-shape="id61" draw:start-glue-point="2" draw:end-shape="id68" draw:end-glue-point="3" svg:d="M6349 1534v3863h953">
          <text:p/>
        </draw:connector>
        <draw:connector draw:style-name="gr4" draw:text-style-name="P1" draw:layer="layout" svg:x1="6.349cm" svg:y1="1.534cm" svg:x2="6.984cm" svg:y2="17.145cm" draw:start-shape="id61" draw:start-glue-point="2" draw:end-shape="id69" draw:end-glue-point="3" svg:d="M6349 1534v15611h635">
          <text:p/>
        </draw:connector>
        <draw:connector draw:style-name="gr4" draw:text-style-name="P1" draw:layer="layout" svg:x1="6.349cm" svg:y1="1.534cm" svg:x2="6.984cm" svg:y2="18.097cm" draw:start-shape="id61" draw:start-glue-point="2" draw:end-shape="id70" draw:end-glue-point="3" svg:d="M6349 1534v16563h635">
          <text:p/>
        </draw:connector>
        <draw:rect draw:style-name="gr3" draw:text-style-name="P2" xml:id="id74" draw:id="id74" draw:layer="layout" svg:width="4.445cm" svg:height="0.635cm" svg:x="18.732cm" svg:y="0.635cm">
          <text:p text:style-name="P2">$_SESSION</text:p>
        </draw:rect>
        <draw:rect draw:style-name="gr3" draw:text-style-name="P2" xml:id="id71" draw:id="id71" draw:layer="layout" svg:width="0.952cm" svg:height="0.635cm" svg:x="7.62cm" svg:y="2.54cm">
          <text:p text:style-name="P2">$</text:p>
        </draw:rect>
        <draw:rect draw:style-name="gr3" draw:text-style-name="P2" xml:id="id72" draw:id="id72" draw:layer="layout" svg:width="2.857cm" svg:height="0.635cm" svg:x="15.875cm" svg:y="2.222cm">
          <text:p text:style-name="P2">kara</text:p>
        </draw:rect>
        <draw:rect draw:style-name="gr3" draw:text-style-name="P2" xml:id="id73" draw:id="id73" draw:layer="layout" svg:width="2.857cm" svg:height="0.635cm" svg:x="15.875cm" svg:y="3.174cm">
          <text:p text:style-name="P2">debug</text:p>
        </draw:rect>
        <draw:rect draw:style-name="gr3" draw:text-style-name="P2" xml:id="id75" draw:id="id75" draw:layer="layout" svg:width="4.762cm" svg:height="0.635cm" svg:x="22.225cm" svg:y="1.905cm">
          <text:p text:style-name="P2">currentSequence</text:p>
        </draw:rect>
        <draw:rect draw:style-name="gr3" draw:text-style-name="P2" xml:id="id76" draw:id="id76" draw:layer="layout" svg:width="4.762cm" svg:height="0.635cm" svg:x="22.225cm" svg:y="2.857cm">
          <text:p text:style-name="P2">count</text:p>
        </draw:rect>
        <draw:connector draw:style-name="gr4" draw:text-style-name="P1" draw:layer="layout" svg:x1="6.349cm" svg:y1="1.534cm" svg:x2="7.62cm" svg:y2="2.857cm" draw:start-shape="id61" draw:start-glue-point="2" draw:end-shape="id71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71" draw:start-glue-point="1" draw:end-shape="id72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71" draw:start-glue-point="1" draw:end-shape="id73" draw:end-glue-point="3" svg:d="M8572 2857h3652v634h3651">
          <text:p/>
        </draw:connector>
        <draw:rect draw:style-name="gr3" draw:text-style-name="P2" xml:id="id77" draw:id="id77" draw:layer="layout" svg:width="4.762cm" svg:height="0.635cm" svg:x="22.225cm" svg:y="3.81cm">
          <text:p text:style-name="P2">lastCount</text:p>
        </draw:rect>
        <draw:rect draw:style-name="gr3" draw:text-style-name="P2" xml:id="id78" draw:id="id78" draw:layer="layout" svg:width="4.762cm" svg:height="0.635cm" svg:x="22.225cm" svg:y="4.762cm">
          <text:p text:style-name="P2">socketBuffer</text:p>
        </draw:rect>
        <draw:rect draw:style-name="gr3" draw:text-style-name="P2" xml:id="id79" draw:id="id79" draw:layer="layout" svg:width="4.762cm" svg:height="0.635cm" svg:x="22.225cm" svg:y="5.715cm">
          <text:p text:style-name="P2">bookBids</text:p>
        </draw:rect>
        <draw:rect draw:style-name="gr3" draw:text-style-name="P2" xml:id="id80" draw:id="id80" draw:layer="layout" svg:width="4.762cm" svg:height="0.635cm" svg:x="22.225cm" svg:y="6.667cm">
          <text:p text:style-name="P2">bookAsks</text:p>
        </draw:rect>
        <draw:rect draw:style-name="gr3" draw:text-style-name="P2" xml:id="id81" draw:id="id81" draw:layer="layout" svg:width="4.762cm" svg:height="0.635cm" svg:x="22.225cm" svg:y="7.62cm">
          <text:p text:style-name="P2">bookSequence</text:p>
        </draw:rect>
        <draw:rect draw:style-name="gr3" draw:text-style-name="P2" xml:id="id82" draw:id="id82" draw:layer="layout" svg:width="4.762cm" svg:height="0.635cm" svg:x="22.225cm" svg:y="8.572cm">
          <text:p text:style-name="P2">bufferFirst</text:p>
        </draw:rect>
        <draw:rect draw:style-name="gr3" draw:text-style-name="P2" xml:id="id83" draw:id="id83" draw:layer="layout" svg:width="4.762cm" svg:height="0.635cm" svg:x="22.225cm" svg:y="9.525cm">
          <text:p text:style-name="P2">bufferLast</text:p>
        </draw:rect>
        <draw:rect draw:style-name="gr3" draw:text-style-name="P2" xml:id="id84" draw:id="id84" draw:layer="layout" svg:width="4.762cm" svg:height="0.635cm" svg:x="22.225cm" svg:y="10.477cm">
          <text:p text:style-name="P2">startLiveBook</text:p>
        </draw:rect>
        <draw:rect draw:style-name="gr3" draw:text-style-name="P2" xml:id="id85" draw:id="id85" draw:layer="layout" svg:width="4.762cm" svg:height="0.635cm" svg:x="22.225cm" svg:y="11.43cm">
          <text:p text:style-name="P2">currentSequence</text:p>
        </draw:rect>
        <draw:rect draw:style-name="gr3" draw:text-style-name="P2" xml:id="id86" draw:id="id86" draw:layer="layout" svg:width="4.762cm" svg:height="0.635cm" svg:x="22.225cm" svg:y="12.382cm">
          <text:p text:style-name="P2">msg</text:p>
        </draw:rect>
        <draw:rect draw:style-name="gr3" draw:text-style-name="P2" xml:id="id87" draw:id="id87" draw:layer="layout" svg:width="4.762cm" svg:height="0.635cm" svg:x="22.225cm" svg:y="13.335cm">
          <text:p text:style-name="P2">orders</text:p>
        </draw:rect>
        <draw:rect draw:style-name="gr3" draw:text-style-name="P2" xml:id="id88" draw:id="id88" draw:layer="layout" svg:width="4.762cm" svg:height="0.635cm" svg:x="22.225cm" svg:y="14.287cm">
          <text:p text:style-name="P2">debug</text:p>
        </draw:rect>
        <draw:rect draw:style-name="gr3" draw:text-style-name="P2" xml:id="id89" draw:id="id89" draw:layer="layout" svg:width="4.762cm" svg:height="0.635cm" svg:x="22.225cm" svg:y="15.24cm">
          <text:p text:style-name="P2">openOrders</text:p>
        </draw:rect>
        <draw:connector draw:style-name="gr4" draw:text-style-name="P1" draw:layer="layout" svg:x1="20.954cm" svg:y1="1.27cm" svg:x2="22.225cm" svg:y2="2.222cm" draw:start-shape="id74" draw:start-glue-point="2" draw:end-shape="id75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74" draw:start-glue-point="2" draw:end-shape="id76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74" draw:start-glue-point="2" draw:end-shape="id77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74" draw:start-glue-point="2" draw:end-shape="id78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74" draw:start-glue-point="2" draw:end-shape="id79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74" draw:start-glue-point="2" draw:end-shape="id80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74" draw:start-glue-point="2" draw:end-shape="id81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74" draw:start-glue-point="2" draw:end-shape="id82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74" draw:start-glue-point="2" draw:end-shape="id83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74" draw:start-glue-point="2" draw:end-shape="id84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74" draw:start-glue-point="2" draw:end-shape="id85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74" draw:start-glue-point="2" draw:end-shape="id86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74" draw:start-glue-point="2" draw:end-shape="id87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74" draw:start-glue-point="2" draw:end-shape="id88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74" draw:start-glue-point="2" draw:end-shape="id89" draw:end-glue-point="3" svg:d="M20954 1270v14287h1271">
          <text:p/>
        </draw:connector>
        <draw:rect draw:style-name="gr3" draw:text-style-name="P2" xml:id="id90" draw:id="id90" draw:layer="layout" svg:width="4.762cm" svg:height="0.635cm" svg:x="22.225cm" svg:y="16.192cm">
          <text:p text:style-name="P2">minions</text:p>
        </draw:rect>
        <draw:connector draw:style-name="gr4" draw:text-style-name="P1" draw:layer="layout" svg:x1="20.954cm" svg:y1="1.27cm" svg:x2="22.225cm" svg:y2="16.509cm" draw:start-shape="id74" draw:start-glue-point="2" draw:end-shape="id90" draw:end-glue-point="3" svg:d="M20954 1270v15239h1271">
          <text:p/>
        </draw:connector>
        <draw:rect draw:style-name="gr3" draw:text-style-name="P2" xml:id="id92" draw:id="id92" draw:layer="layout" svg:width="4.445cm" svg:height="0.635cm" svg:x="-2.857cm" svg:y="8.572cm">
          <text:p text:style-name="P2">minions.php</text:p>
        </draw:rect>
        <draw:rect draw:style-name="gr3" draw:text-style-name="P2" xml:id="id91" draw:id="id91" draw:layer="layout" svg:width="4.762cm" svg:height="0.635cm" svg:x="22.225cm" svg:y="17.193cm">
          <text:p text:style-name="P2">minionJumpLog</text:p>
        </draw:rect>
        <draw:connector draw:style-name="gr4" draw:text-style-name="P1" draw:layer="layout" svg:x1="20.954cm" svg:y1="1.27cm" svg:x2="22.225cm" svg:y2="17.51cm" draw:start-shape="id74" draw:start-glue-point="2" draw:end-shape="id91" draw:end-glue-point="3" svg:d="M20954 1270v16240h1271">
          <text:p/>
        </draw:connector>
        <draw:connector draw:style-name="gr5" draw:text-style-name="P1" draw:layer="layout" draw:type="line" svg:x1="11.747cm" svg:y1="7.302cm" svg:x2="22.225cm" svg:y2="14.604cm" draw:start-shape="id60" draw:start-glue-point="1" draw:end-shape="id88" draw:end-glue-point="3" svg:d="M11747 7302l10478 7302">
          <text:p/>
        </draw:connector>
        <draw:connector draw:style-name="gr5" draw:text-style-name="P1" draw:layer="layout" draw:type="line" svg:x1="11.747cm" svg:y1="5.397cm" svg:x2="15.875cm" svg:y2="2.539cm" draw:start-shape="id68" draw:start-glue-point="1" draw:end-shape="id72" draw:end-glue-point="3" svg:d="M11747 5397l4128-2858">
          <text:p/>
        </draw:connector>
        <draw:connector draw:style-name="gr5" draw:text-style-name="P1" draw:layer="layout" draw:type="line" svg:x1="11.747cm" svg:y1="7.302cm" svg:x2="15.875cm" svg:y2="2.539cm" draw:start-shape="id60" draw:start-glue-point="1" draw:end-shape="id72" svg:d="M11747 7302l4128-4763">
          <text:p/>
        </draw:connector>
        <draw:connector draw:style-name="gr5" draw:text-style-name="P1" draw:layer="layout" draw:type="line" svg:x1="11.429cm" svg:y1="9.842cm" svg:x2="15.875cm" svg:y2="2.539cm" draw:start-shape="id62" draw:start-glue-point="1" draw:end-shape="id72" svg:d="M11429 9842l4446-7303">
          <text:p/>
        </draw:connector>
        <draw:connector draw:style-name="gr5" draw:text-style-name="P1" draw:layer="layout" draw:type="line" svg:x1="22.225cm" svg:y1="15.557cm" svg:x2="11.429cm" svg:y2="12.382cm" draw:start-shape="id89" draw:start-glue-point="3" draw:end-shape="id64" draw:end-glue-point="1" svg:d="M22225 15557l-10796-3175">
          <text:p/>
        </draw:connector>
        <draw:connector draw:style-name="gr5" draw:text-style-name="P1" draw:layer="layout" draw:type="line" svg:x1="11.429cm" svg:y1="12.382cm" svg:x2="22.225cm" svg:y2="14.604cm" draw:start-shape="id64" draw:start-glue-point="1" draw:end-shape="id88" draw:end-glue-point="3" svg:d="M11429 12382l10796 2222">
          <text:p/>
        </draw:connector>
        <draw:rect draw:style-name="gr3" draw:text-style-name="P2" xml:id="id93" draw:id="id93" draw:layer="layout" svg:width="4.445cm" svg:height="0.635cm" svg:x="-3.175cm" svg:y="10.16cm">
          <text:p text:style-name="P2">exchange.php</text:p>
        </draw:rect>
        <draw:connector draw:style-name="gr5" draw:text-style-name="P1" draw:layer="layout" draw:type="line" svg:x1="1.588cm" svg:y1="8.889cm" svg:x2="7.302cm" svg:y2="5.397cm" draw:start-shape="id92" draw:start-glue-point="1" draw:end-shape="id68" draw:end-glue-point="3" svg:d="M1588 8889l5714-3492">
          <text:p/>
        </draw:connector>
        <draw:connector draw:style-name="gr5" draw:text-style-name="P1" draw:layer="layout" draw:type="line" svg:x1="1.588cm" svg:y1="8.889cm" svg:x2="6.984cm" svg:y2="9.842cm" draw:start-shape="id92" draw:start-glue-point="1" draw:end-shape="id62" draw:end-glue-point="3" svg:d="M1588 8889l5396 953">
          <text:p/>
        </draw:connector>
        <draw:connector draw:style-name="gr5" draw:text-style-name="P1" draw:layer="layout" draw:type="line" svg:x1="1.27cm" svg:y1="10.477cm" svg:x2="6.984cm" svg:y2="11.429cm" draw:start-shape="id93" draw:start-glue-point="1" draw:end-shape="id63" draw:end-glue-point="3" svg:d="M1270 10477l5714 952">
          <text:p/>
        </draw:connector>
        <draw:connector draw:style-name="gr5" draw:text-style-name="P1" draw:layer="layout" draw:type="line" svg:x1="11.429cm" svg:y1="11.429cm" svg:x2="22.225cm" svg:y2="13.652cm" draw:start-shape="id63" draw:start-glue-point="1" draw:end-shape="id87" svg:d="M11429 11429l10796 2223">
          <text:p/>
        </draw:connector>
        <draw:connector draw:style-name="gr5" draw:text-style-name="P1" draw:layer="layout" draw:type="line" svg:x1="11.429cm" svg:y1="11.429cm" svg:x2="22.225cm" svg:y2="14.604cm" draw:start-shape="id63" draw:start-glue-point="1" draw:end-shape="id88" draw:end-glue-point="3" svg:d="M11429 11429l10796 3175">
          <text:p/>
        </draw:connector>
        <draw:connector draw:style-name="gr5" draw:text-style-name="P1" draw:layer="layout" draw:type="line" svg:x1="1.588cm" svg:y1="8.889cm" svg:x2="6.984cm" svg:y2="17.145cm" draw:start-shape="id92" draw:start-glue-point="1" draw:end-shape="id69" svg:d="M1588 8889l5396 8256">
          <text:p/>
        </draw:connector>
        <draw:connector draw:style-name="gr5" draw:text-style-name="P1" draw:layer="layout" draw:type="line" svg:x1="11.429cm" svg:y1="17.145cm" svg:x2="15.875cm" svg:y2="2.539cm" draw:start-shape="id69" draw:start-glue-point="1" draw:end-shape="id72" draw:end-glue-point="3" svg:d="M11429 17145l4446-14606">
          <text:p/>
        </draw:connector>
        <draw:connector draw:style-name="gr5" draw:text-style-name="P1" draw:layer="layout" draw:type="line" svg:x1="1.27cm" svg:y1="10.477cm" svg:x2="6.984cm" svg:y2="13.334cm" draw:start-shape="id93" draw:start-glue-point="1" draw:end-shape="id65" svg:d="M1270 10477l5714 2857">
          <text:p/>
        </draw:connector>
        <draw:connector draw:style-name="gr5" draw:text-style-name="P1" draw:layer="layout" draw:type="line" svg:x1="11.429cm" svg:y1="13.334cm" svg:x2="15.875cm" svg:y2="2.539cm" draw:start-shape="id65" draw:start-glue-point="1" draw:end-shape="id72" draw:end-glue-point="3" svg:d="M11429 13334l4446-10795">
          <text:p/>
        </draw:connector>
        <draw:rect draw:style-name="gr3" draw:text-style-name="P2" xml:id="id95" draw:id="id95" draw:layer="layout" svg:width="4.762cm" svg:height="0.635cm" svg:x="22.225cm" svg:y="18.415cm">
          <text:p text:style-name="P2">btcA</text:p>
        </draw:rect>
        <draw:rect draw:style-name="gr3" draw:text-style-name="P2" xml:id="id94" draw:id="id94" draw:layer="layout" svg:width="4.762cm" svg:height="0.635cm" svg:x="28.892cm" svg:y="18.415cm">
          <text:p text:style-name="P2">not set at startup</text:p>
        </draw:rect>
        <draw:connector draw:style-name="gr5" draw:text-style-name="P1" draw:layer="layout" draw:type="line" svg:x1="28.892cm" svg:y1="18.732cm" svg:x2="26.987cm" svg:y2="18.732cm" draw:start-shape="id94" draw:start-glue-point="3" draw:end-shape="id95" svg:d="M28892 18732h-1905">
          <text:p/>
        </draw:connector>
        <draw:connector draw:style-name="gr4" draw:text-style-name="P1" draw:layer="layout" svg:x1="22.225cm" svg:y1="18.732cm" svg:x2="20.954cm" svg:y2="1.27cm" draw:start-shape="id95" draw:start-glue-point="3" draw:end-shape="id74" draw:end-glue-point="2" svg:d="M22225 18732h-1271v-17462">
          <text:p/>
        </draw:connector>
        <draw:connector draw:style-name="gr5" draw:text-style-name="P1" draw:layer="layout" draw:type="line" svg:x1="11.429cm" svg:y1="13.334cm" svg:x2="22.225cm" svg:y2="18.732cm" draw:start-shape="id65" draw:start-glue-point="1" draw:end-shape="id95" draw:end-glue-point="3" svg:d="M11429 13334l10796 5398">
          <text:p/>
        </draw:connector>
        <draw:connector draw:style-name="gr5" draw:text-style-name="P1" draw:layer="layout" draw:type="line" svg:x1="1.27cm" svg:y1="10.477cm" svg:x2="6.984cm" svg:y2="14.287cm" draw:start-shape="id93" draw:start-glue-point="1" draw:end-shape="id66" draw:end-glue-point="3" svg:d="M1270 10477l5714 3810">
          <text:p/>
        </draw:connector>
        <draw:connector draw:style-name="gr5" draw:text-style-name="P1" draw:layer="layout" draw:type="line" svg:x1="11.429cm" svg:y1="14.287cm" svg:x2="22.225cm" svg:y2="7.937cm" draw:start-shape="id66" draw:start-glue-point="1" draw:end-shape="id81" draw:end-glue-point="3" svg:d="M11429 14287l10796-6350">
          <text:p/>
        </draw:connector>
        <draw:connector draw:style-name="gr5" draw:text-style-name="P1" draw:layer="layout" draw:type="line" svg:x1="11.429cm" svg:y1="14.287cm" svg:x2="22.225cm" svg:y2="6.032cm" draw:start-shape="id66" draw:start-glue-point="1" draw:end-shape="id79" draw:end-glue-point="3" svg:d="M11429 14287l10796-8255">
          <text:p/>
        </draw:connector>
        <draw:connector draw:style-name="gr5" draw:text-style-name="P1" draw:layer="layout" draw:type="line" svg:x1="11.429cm" svg:y1="14.287cm" svg:x2="22.225cm" svg:y2="6.984cm" draw:start-shape="id66" draw:start-glue-point="1" draw:end-shape="id80" draw:end-glue-point="3" svg:d="M11429 14287l10796-7303">
          <text:p/>
        </draw:connector>
        <draw:rect draw:style-name="gr3" draw:text-style-name="P2" xml:id="id96" draw:id="id96" draw:layer="layout" svg:width="4.445cm" svg:height="0.635cm" svg:x="6.985cm" svg:y="19.367cm">
          <text:p text:style-name="P2">upload <text:s/>???</text:p>
        </draw:rect>
        <draw:connector draw:style-name="gr4" draw:text-style-name="P1" draw:layer="layout" svg:x1="6.349cm" svg:y1="1.534cm" svg:x2="6.985cm" svg:y2="19.684cm" draw:start-shape="id61" draw:start-glue-point="2" draw:end-shape="id96" draw:end-glue-point="3" svg:d="M6349 1534v18150h636">
          <text:p/>
        </draw:connector>
        <draw:connector draw:style-name="gr5" draw:text-style-name="P1" draw:layer="layout" draw:type="line" svg:x1="11.43cm" svg:y1="19.684cm" svg:x2="22.225cm" svg:y2="5.079cm" draw:start-shape="id96" draw:start-glue-point="1" draw:end-shape="id78" draw:end-glue-point="3" svg:d="M11430 19684l10795-14605">
          <text:p/>
        </draw:connector>
        <draw:connector draw:style-name="gr5" draw:text-style-name="P1" draw:layer="layout" draw:type="line" svg:x1="11.43cm" svg:y1="19.684cm" svg:x2="22.225cm" svg:y2="8.889cm" draw:start-shape="id96" draw:start-glue-point="1" draw:end-shape="id82" draw:end-glue-point="3" svg:d="M11430 19684l10795-10795">
          <text:p/>
        </draw:connector>
        <draw:connector draw:style-name="gr5" draw:text-style-name="P1" draw:layer="layout" draw:type="line" svg:x1="11.43cm" svg:y1="19.684cm" svg:x2="22.225cm" svg:y2="9.842cm" draw:start-shape="id96" draw:start-glue-point="1" draw:end-shape="id83" svg:d="M11430 19684l10795-9842">
          <text:p/>
        </draw:connector>
        <draw:connector draw:style-name="gr5" draw:text-style-name="P1" draw:layer="layout" draw:type="line" svg:x1="11.43cm" svg:y1="19.684cm" svg:x2="22.225cm" svg:y2="3.174cm" draw:start-shape="id96" draw:start-glue-point="1" draw:end-shape="id76" svg:d="M11430 19684l10795-16510">
          <text:p/>
        </draw:connector>
        <draw:connector draw:style-name="gr5" draw:text-style-name="P1" draw:layer="layout" draw:type="line" svg:x1="11.43cm" svg:y1="19.684cm" svg:x2="15.875cm" svg:y2="2.539cm" draw:start-shape="id96" draw:start-glue-point="1" draw:end-shape="id72" draw:end-glue-point="3" svg:d="M11430 19684l4445-17145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office" presentation:presentation-page-layout-name="AL1T0">
        <draw:custom-shape draw:style-name="gr6" draw:text-style-name="P1" xml:id="id109" draw:id="id109" draw:layer="layout" svg:width="3.81cm" svg:height="1.271cm" svg:x="4.445cm" svg:y="4.444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6" draw:text-style-name="P1" xml:id="id107" draw:id="id107" draw:layer="layout" svg:width="3.81cm" svg:height="1.27cm" svg:x="4.445cm" svg:y="2.857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6" draw:text-style-name="P1" xml:id="id97" draw:id="id97" draw:layer="layout" svg:width="3.81cm" svg:height="1.588cm" svg:x="17.462cm" svg:y="0.952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13.335cm" svg:y="8.256cm">
          <text:p text:style-name="P1">fee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7.937cm" svg:y="10.796cm">
          <text:p text:style-name="P1">moth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7.937cm" svg:y="15.24cm">
          <text:p text:style-name="P1">jam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7.937cm" svg:y="17.78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13.335cm" svg:y="10.796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7.937cm" svg:y="8.256cm"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588cm" svg:x="7.937cm" svg:y="13.018cm">
          <text:p text:style-name="P1">minions</text:p>
          <draw:enhanced-geometry svg:viewBox="0 0 21600 21600" draw:type="rectangle" draw:enhanced-path="M 0 0 L 21600 0 21600 21600 0 21600 0 0 Z N"/>
        </draw:custom-shape>
        <draw:custom-shape draw:style-name="gr6" draw:text-style-name="P1" xml:id="id98" draw:id="id98" draw:layer="layout" svg:width="3.81cm" svg:height="1.27cm" svg:x="22.225cm" svg:y="4.762cm">
          <text:p text:style-name="P1">startFeed</text:p>
          <draw:enhanced-geometry svg:viewBox="0 0 21600 21600" draw:type="rectangle" draw:enhanced-path="M 0 0 L 21600 0 21600 21600 0 21600 0 0 Z N"/>
        </draw:custom-shape>
        <draw:custom-shape draw:style-name="gr6" draw:text-style-name="P1" xml:id="id99" draw:id="id99" draw:layer="layout" svg:width="3.81cm" svg:height="1.27cm" svg:x="22.225cm" svg:y="6.667cm">
          <text:p text:style-name="P1">getBook</text:p>
          <draw:enhanced-geometry svg:viewBox="0 0 21600 21600" draw:type="rectangle" draw:enhanced-path="M 0 0 L 21600 0 21600 21600 0 21600 0 0 Z N"/>
        </draw:custom-shape>
        <draw:custom-shape draw:style-name="gr6" draw:text-style-name="P1" xml:id="id100" draw:id="id100" draw:layer="layout" svg:width="3.81cm" svg:height="1.27cm" svg:x="22.225cm" svg:y="8.572cm">
          <text:p text:style-name="P1">syncBuff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01" draw:id="id101" draw:layer="layout" svg:width="3.81cm" svg:height="1.27cm" svg:x="22.225cm" svg:y="10.477cm">
          <text:p text:style-name="P1">stopSock</text:p>
          <draw:enhanced-geometry svg:viewBox="0 0 21600 21600" draw:type="rectangle" draw:enhanced-path="M 0 0 L 21600 0 21600 21600 0 21600 0 0 Z N"/>
        </draw:custom-shape>
        <draw:custom-shape draw:style-name="gr6" draw:text-style-name="P1" xml:id="id102" draw:id="id102" draw:layer="layout" svg:width="3.81cm" svg:height="1.27cm" svg:x="22.225cm" svg:y="12.38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6" draw:text-style-name="P1" xml:id="id103" draw:id="id103" draw:layer="layout" svg:width="3.81cm" svg:height="1.27cm" svg:x="22.225cm" svg:y="14.287cm">
          <text:p text:style-name="P1">bug</text:p>
          <draw:enhanced-geometry svg:viewBox="0 0 21600 21600" draw:type="rectangle" draw:enhanced-path="M 0 0 L 21600 0 21600 21600 0 21600 0 0 Z N"/>
        </draw:custom-shape>
        <draw:custom-shape draw:style-name="gr6" draw:text-style-name="P1" xml:id="id104" draw:id="id104" draw:layer="layout" svg:width="3.81cm" svg:height="1.27cm" svg:x="22.225cm" svg:y="16.192cm">
          <text:p text:style-name="P1">getMo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67cm" svg:y1="2.54cm" svg:x2="22.225cm" svg:y2="5.397cm" draw:start-shape="id97" draw:start-glue-point="2" draw:end-shape="id98" draw:end-glue-point="3" svg:d="M19367 2540v2857h2858">
          <text:p/>
        </draw:connector>
        <draw:connector draw:style-name="gr4" draw:text-style-name="P1" draw:layer="layout" svg:x1="19.367cm" svg:y1="2.54cm" svg:x2="22.225cm" svg:y2="7.302cm" draw:start-shape="id97" draw:start-glue-point="2" draw:end-shape="id99" draw:end-glue-point="3" svg:d="M19367 2540v4762h2858">
          <text:p/>
        </draw:connector>
        <draw:connector draw:style-name="gr4" draw:text-style-name="P1" draw:layer="layout" svg:x1="19.367cm" svg:y1="2.54cm" svg:x2="22.225cm" svg:y2="9.207cm" draw:start-shape="id97" draw:start-glue-point="2" draw:end-shape="id100" draw:end-glue-point="3" svg:d="M19367 2540v6667h2858">
          <text:p/>
        </draw:connector>
        <draw:connector draw:style-name="gr4" draw:text-style-name="P1" draw:layer="layout" svg:x1="19.367cm" svg:y1="2.54cm" svg:x2="22.225cm" svg:y2="11.112cm" draw:start-shape="id97" draw:start-glue-point="2" draw:end-shape="id101" draw:end-glue-point="3" svg:d="M19367 2540v8572h2858">
          <text:p/>
        </draw:connector>
        <draw:connector draw:style-name="gr4" draw:text-style-name="P1" draw:layer="layout" svg:x1="19.367cm" svg:y1="2.54cm" svg:x2="22.225cm" svg:y2="13.017cm" draw:start-shape="id97" draw:start-glue-point="2" draw:end-shape="id102" draw:end-glue-point="3" svg:d="M19367 2540v10477h2858">
          <text:p/>
        </draw:connector>
        <draw:connector draw:style-name="gr4" draw:text-style-name="P1" draw:layer="layout" svg:x1="19.367cm" svg:y1="2.54cm" svg:x2="22.225cm" svg:y2="14.922cm" draw:start-shape="id97" draw:start-glue-point="2" draw:end-shape="id103" draw:end-glue-point="3" svg:d="M19367 2540v12382h2858">
          <text:p/>
        </draw:connector>
        <draw:connector draw:style-name="gr4" draw:text-style-name="P1" draw:layer="layout" svg:x1="19.367cm" svg:y1="2.54cm" svg:x2="22.225cm" svg:y2="16.827cm" draw:start-shape="id97" draw:start-glue-point="2" draw:end-shape="id104" draw:end-glue-point="3" svg:d="M19367 2540v14287h2858">
          <text:p/>
        </draw:connector>
        <draw:custom-shape draw:style-name="gr6" draw:text-style-name="P1" xml:id="id105" draw:id="id105" draw:layer="layout" svg:width="3.81cm" svg:height="1.27cm" svg:x="22.225cm" svg:y="18.097cm">
          <text:p text:style-name="P1">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367cm" svg:y1="2.54cm" svg:x2="22.225cm" svg:y2="18.732cm" draw:start-shape="id97" draw:start-glue-point="2" draw:end-shape="id105" draw:end-glue-point="3" svg:d="M19367 2540v16192h2858">
          <text:p/>
        </draw:connector>
        <draw:custom-shape draw:style-name="gr6" draw:text-style-name="P1" xml:id="id106" draw:id="id106" draw:layer="layout" svg:width="3.81cm" svg:height="1.27cm" svg:x="22.225cm" svg:y="3.175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67cm" svg:y1="2.54cm" svg:x2="22.225cm" svg:y2="3.81cm" draw:start-shape="id97" draw:start-glue-point="2" draw:end-shape="id106" draw:end-glue-point="3" svg:d="M19367 2540v1270h2858">
          <text:p/>
        </draw:connector>
        <draw:custom-shape draw:style-name="gr6" draw:text-style-name="P1" xml:id="id108" draw:id="id108" draw:layer="layout" svg:width="3.81cm" svg:height="1.588cm" svg:x="0.952cm" svg:y="0.635cm">
          <text:p text:style-name="P1">cav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445cm" svg:y1="3.492cm" svg:x2="2.857cm" svg:y2="2.223cm" draw:start-shape="id107" draw:start-glue-point="3" draw:end-shape="id108" draw:end-glue-point="2" svg:d="M4445 3492h-1588v-1269">
          <text:p/>
        </draw:connector>
        <draw:connector draw:style-name="gr4" draw:text-style-name="P1" draw:layer="layout" svg:x1="2.857cm" svg:y1="2.223cm" svg:x2="4.445cm" svg:y2="5.079cm" draw:start-shape="id108" draw:start-glue-point="2" draw:end-shape="id109" draw:end-glue-point="3" svg:d="M2857 2223v2856h1588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office" presentation:presentation-page-layout-name="AL1T0">
        <draw:custom-shape draw:style-name="gr6" draw:text-style-name="P3" xml:id="id110" draw:id="id110" draw:layer="layout" svg:width="3.81cm" svg:height="1.27cm" svg:x="6.35cm" svg:y="0.635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4" draw:id="id114" draw:layer="layout" svg:width="3.81cm" svg:height="1.27cm" svg:x="23.495cm" svg:y="0.952cm">
          <text:p text:style-name="P1"><text:span text:style-name="T1">ph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1" draw:id="id121" draw:layer="layout" svg:width="2.858cm" svg:height="1.27cm" svg:x="1.27cm" svg:y="18.415cm">
          <text:p text:style-name="P1"><text:span text:style-name="T1">w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2" draw:id="id122" draw:layer="layout" svg:width="2.858cm" svg:height="1.27cm" svg:x="1.27cm" svg:y="16.193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3" draw:id="id123" draw:layer="layout" svg:width="2.858cm" svg:height="1.27cm" svg:x="1.27cm" svg:y="13.97cm">
          <text:p text:style-name="P1"><text:span text:style-name="T1">e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6" draw:id="id126" draw:layer="layout" svg:width="2.858cm" svg:height="1.27cm" svg:x="1.27cm" svg:y="11.43cm">
          <text:p text:style-name="P1"><text:span text:style-name="T1">click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11" draw:id="id111" draw:layer="layout" svg:width="3.811cm" svg:height="1.27cm" svg:x="9.525cm" svg:y="2.54cm">
          <text:p text:style-name="P1"><text:span text:style-name="T1">docRead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.905cm" svg:x2="9.525cm" svg:y2="3.175cm" draw:start-shape="id110" draw:start-glue-point="2" draw:end-shape="id111" draw:end-glue-point="3" svg:d="M8255 1905v1270h1270">
          <text:p/>
        </draw:connector>
        <draw:custom-shape draw:style-name="gr9" draw:text-style-name="P3" xml:id="id112" draw:id="id112" draw:layer="layout" svg:width="3.811cm" svg:height="1.27cm" svg:x="10.795cm" svg:y="16.192cm">
          <text:p text:style-name="P1"><text:span text:style-name="T1">webSocke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.905cm" svg:x2="10.795cm" svg:y2="16.827cm" draw:start-shape="id110" draw:start-glue-point="2" draw:end-shape="id112" draw:end-glue-point="3" svg:d="M8255 1905v14922h2540">
          <text:p/>
        </draw:connector>
        <draw:custom-shape draw:style-name="gr6" draw:text-style-name="P3" xml:id="id115" draw:id="id115" draw:layer="layout" svg:width="3.81cm" svg:height="1.27cm" svg:x="19.367cm" svg:y="3.175cm">
          <text:p text:style-name="P1"><text:span text:style-name="T1">getBalanc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6" draw:id="id116" draw:layer="layout" svg:width="3.81cm" svg:height="1.27cm" svg:x="19.367cm" svg:y="5.08cm">
          <text:p text:style-name="P1"><text:span text:style-name="T1">getBoo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7" draw:id="id117" draw:layer="layout" svg:width="3.81cm" svg:height="1.27cm" svg:x="19.367cm" svg:y="6.985cm">
          <text:p text:style-name="P1"><text:span text:style-name="T1">syncBuff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8" draw:id="id118" draw:layer="layout" svg:width="3.81cm" svg:height="1.27cm" svg:x="20.002cm" svg:y="11.747cm"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13" draw:id="id113" draw:layer="layout" svg:width="3.811cm" svg:height="1.27cm" svg:x="10.476cm" svg:y="10.16cm">
          <text:p text:style-name="P1"><text:span text:style-name="T1">tick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255cm" svg:y1="1.905cm" svg:x2="10.476cm" svg:y2="10.795cm" draw:start-shape="id110" draw:start-glue-point="2" draw:end-shape="id113" draw:end-glue-point="3" svg:d="M8255 1905v8890h2221">
          <text:p/>
        </draw:connector>
        <draw:custom-shape draw:style-name="gr6" draw:text-style-name="P3" xml:id="id119" draw:id="id119" draw:layer="layout" svg:width="3.81cm" svg:height="1.27cm" svg:x="20.32cm" svg:y="14.605cm">
          <text:p text:style-name="P1"><text:span text:style-name="T1">tic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20" draw:id="id120" draw:layer="layout" svg:width="3.81cm" svg:height="1.27cm" svg:x="20.32cm" svg:y="16.51cm">
          <text:p text:style-name="P1"><text:span text:style-name="T1">upload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5.4cm" svg:y1="2.222cm" svg:x2="23.177cm" svg:y2="3.81cm" draw:start-shape="id114" draw:start-glue-point="2" draw:end-shape="id115" draw:end-glue-point="1" svg:d="M25400 2222v1588h-2223">
          <text:p/>
        </draw:connector>
        <draw:connector draw:style-name="gr7" draw:text-style-name="P1" draw:layer="layout" svg:x1="25.4cm" svg:y1="2.222cm" svg:x2="23.177cm" svg:y2="5.715cm" draw:start-shape="id114" draw:start-glue-point="2" draw:end-shape="id116" draw:end-glue-point="1" svg:d="M25400 2222v3493h-2223">
          <text:p/>
        </draw:connector>
        <draw:connector draw:style-name="gr7" draw:text-style-name="P1" draw:layer="layout" svg:x1="25.4cm" svg:y1="2.222cm" svg:x2="23.177cm" svg:y2="7.62cm" draw:start-shape="id114" draw:start-glue-point="2" draw:end-shape="id117" draw:end-glue-point="1" svg:d="M25400 2222v5398h-2223">
          <text:p/>
        </draw:connector>
        <draw:connector draw:style-name="gr7" draw:text-style-name="P1" draw:layer="layout" svg:x1="25.4cm" svg:y1="2.222cm" svg:x2="23.812cm" svg:y2="12.382cm" draw:start-shape="id114" draw:start-glue-point="2" draw:end-shape="id118" draw:end-glue-point="1" svg:d="M25400 2222v10160h-1588">
          <text:p/>
        </draw:connector>
        <draw:connector draw:style-name="gr7" draw:text-style-name="P1" draw:layer="layout" svg:x1="25.4cm" svg:y1="2.222cm" svg:x2="24.13cm" svg:y2="15.24cm" draw:start-shape="id114" draw:start-glue-point="2" draw:end-shape="id119" draw:end-glue-point="1" svg:d="M25400 2222v13018h-1270">
          <text:p/>
        </draw:connector>
        <draw:connector draw:style-name="gr7" draw:text-style-name="P1" draw:layer="layout" svg:x1="25.4cm" svg:y1="2.222cm" svg:x2="24.13cm" svg:y2="17.145cm" draw:start-shape="id114" draw:start-glue-point="2" draw:end-shape="id120" draw:end-glue-point="1" svg:d="M25400 2222v14923h-1270">
          <text:p/>
        </draw:connector>
        <draw:connector draw:style-name="gr7" draw:text-style-name="P1" draw:layer="layout" svg:x1="8.255cm" svg:y1="1.905cm" svg:x2="4.128cm" svg:y2="19.05cm" draw:start-shape="id110" draw:start-glue-point="2" draw:end-shape="id121" draw:end-glue-point="1" svg:d="M8255 1905v17145h-4127">
          <text:p/>
        </draw:connector>
        <draw:connector draw:style-name="gr10" draw:text-style-name="P1" draw:layer="layout" draw:type="line" svg:x1="10.795cm" svg:y1="16.827cm" svg:x2="4.128cm" svg:y2="19.05cm" draw:start-shape="id112" draw:start-glue-point="3" draw:end-shape="id121" draw:end-glue-point="1" svg:d="M10795 16827l-6667 2223">
          <text:p/>
        </draw:connector>
        <draw:connector draw:style-name="gr7" draw:text-style-name="P1" draw:layer="layout" svg:x1="8.255cm" svg:y1="1.905cm" svg:x2="4.128cm" svg:y2="16.828cm" draw:start-shape="id110" draw:start-glue-point="2" draw:end-shape="id122" draw:end-glue-point="1" svg:d="M8255 1905v14923h-4127">
          <text:p/>
        </draw:connector>
        <draw:connector draw:style-name="gr10" draw:text-style-name="P1" draw:layer="layout" draw:type="line" svg:x1="10.795cm" svg:y1="16.827cm" svg:x2="4.128cm" svg:y2="16.828cm" draw:start-shape="id112" draw:start-glue-point="3" draw:end-shape="id122" svg:d="M10795 16827l-6667 1">
          <text:p/>
        </draw:connector>
        <draw:connector draw:style-name="gr10" draw:text-style-name="P1" draw:layer="layout" draw:type="line" svg:x1="14.606cm" svg:y1="16.827cm" svg:x2="20.32cm" svg:y2="17.145cm" draw:start-shape="id112" draw:start-glue-point="1" draw:end-shape="id120" draw:end-glue-point="3" svg:d="M14606 16827l5714 318">
          <text:p/>
        </draw:connector>
        <draw:connector draw:style-name="gr10" draw:text-style-name="P1" draw:layer="layout" draw:type="line" svg:x1="10.795cm" svg:y1="16.827cm" svg:x2="4.128cm" svg:y2="14.605cm" draw:start-shape="id112" draw:start-glue-point="3" draw:end-shape="id123" draw:end-glue-point="1" svg:d="M10795 16827l-6667-2222">
          <text:p/>
        </draw:connector>
        <draw:connector draw:style-name="gr7" draw:text-style-name="P1" draw:layer="layout" svg:x1="8.255cm" svg:y1="1.905cm" svg:x2="4.128cm" svg:y2="14.605cm" draw:start-shape="id110" draw:start-glue-point="2" draw:end-shape="id123" draw:end-glue-point="1" svg:d="M8255 1905v12700h-4127">
          <text:p/>
        </draw:connector>
        <draw:custom-shape draw:style-name="gr11" draw:text-style-name="P3" xml:id="id124" draw:id="id124" draw:layer="layout" svg:width="3.811cm" svg:height="1.27cm" svg:x="12.381cm" svg:y="6.667cm">
          <text:p text:style-name="P1"><text:span text:style-name="T1">click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43cm" svg:y1="3.81cm" svg:x2="12.381cm" svg:y2="7.302cm" draw:start-shape="id111" draw:start-glue-point="2" draw:end-shape="id124" draw:end-glue-point="3" svg:d="M11430 3810v3492h951">
          <text:p/>
        </draw:connector>
        <draw:connector draw:style-name="gr10" draw:text-style-name="P1" draw:layer="layout" draw:type="line" svg:x1="16.192cm" svg:y1="7.302cm" svg:x2="19.367cm" svg:y2="3.81cm" draw:start-shape="id124" draw:start-glue-point="1" draw:end-shape="id115" draw:end-glue-point="3" svg:d="M16192 7302l3175-3492">
          <text:p/>
        </draw:connector>
        <draw:connector draw:style-name="gr10" draw:text-style-name="P1" draw:layer="layout" draw:type="line" svg:x1="16.192cm" svg:y1="7.302cm" svg:x2="19.367cm" svg:y2="5.715cm" draw:start-shape="id124" draw:start-glue-point="1" draw:end-shape="id116" draw:end-glue-point="3" svg:d="M16192 7302l3175-1587">
          <text:p/>
        </draw:connector>
        <draw:connector draw:style-name="gr10" draw:text-style-name="P1" draw:layer="layout" draw:type="line" svg:x1="16.192cm" svg:y1="7.302cm" svg:x2="19.367cm" svg:y2="7.62cm" draw:start-shape="id124" draw:start-glue-point="1" draw:end-shape="id117" svg:d="M16192 7302l3175 318">
          <text:p/>
        </draw:connector>
        <draw:connector draw:style-name="gr10" draw:text-style-name="P1" draw:layer="layout" draw:type="line" svg:x1="16.192cm" svg:y1="7.302cm" svg:x2="20.002cm" svg:y2="12.382cm" draw:start-shape="id124" draw:start-glue-point="1" draw:end-shape="id118" draw:end-glue-point="3" svg:d="M16192 7302l3810 5080">
          <text:p/>
        </draw:connector>
        <draw:custom-shape draw:style-name="gr6" draw:text-style-name="P3" xml:id="id125" draw:id="id125" draw:layer="layout" svg:width="4.445cm" svg:height="1.27cm" svg:x="19.367cm" svg:y="8.89cm">
          <text:p text:style-name="P1"><text:span text:style-name="T1">activateMinio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5.4cm" svg:y1="2.222cm" svg:x2="23.812cm" svg:y2="9.525cm" draw:start-shape="id114" draw:start-glue-point="2" draw:end-shape="id125" draw:end-glue-point="1" svg:d="M25400 2222v7303h-1588">
          <text:p/>
        </draw:connector>
        <draw:connector draw:style-name="gr10" draw:text-style-name="P1" draw:layer="layout" draw:type="line" svg:x1="16.192cm" svg:y1="7.302cm" svg:x2="19.367cm" svg:y2="9.525cm" draw:start-shape="id124" draw:start-glue-point="1" draw:end-shape="id125" draw:end-glue-point="3" svg:d="M16192 7302l3175 2223">
          <text:p/>
        </draw:connector>
        <draw:connector draw:style-name="gr10" draw:text-style-name="P1" draw:layer="layout" draw:type="line" svg:x1="14.287cm" svg:y1="10.795cm" svg:x2="20.32cm" svg:y2="15.24cm" draw:start-shape="id113" draw:start-glue-point="1" draw:end-shape="id119" draw:end-glue-point="3" svg:d="M14287 10795l6033 4445">
          <text:p/>
        </draw:connector>
        <draw:connector draw:style-name="gr10" draw:text-style-name="P1" draw:layer="layout" draw:type="line" svg:x1="10.476cm" svg:y1="10.795cm" svg:x2="4.128cm" svg:y2="12.065cm" draw:start-shape="id113" draw:start-glue-point="3" draw:end-shape="id126" draw:end-glue-point="1" svg:d="M10476 10795l-6348 1270">
          <text:p/>
        </draw:connector>
        <draw:connector draw:style-name="gr7" draw:text-style-name="P1" draw:layer="layout" svg:x1="8.255cm" svg:y1="1.905cm" svg:x2="4.128cm" svg:y2="12.065cm" draw:start-shape="id110" draw:start-glue-point="2" draw:end-shape="id126" draw:end-glue-point="1" svg:d="M8255 1905v10160h-4127">
          <text:p/>
        </draw:connector>
        <draw:connector draw:style-name="gr5" draw:text-style-name="P1" draw:layer="layout" svg:x1="16.192cm" svg:y1="7.302cm" svg:x2="14.287cm" svg:y2="10.795cm" draw:start-shape="id124" draw:start-glue-point="1" draw:end-shape="id113" draw:end-glue-point="1" svg:d="M16192 7302h500v3493h-2405">
          <text:p/>
        </draw:connector>
        <draw:custom-shape draw:style-name="gr8" draw:text-style-name="P3" xml:id="id128" draw:id="id128" draw:layer="layout" svg:width="2.858cm" svg:height="1.27cm" svg:x="1.27cm" svg:y="6.35cm">
          <text:p text:style-name="P1"><text:span text:style-name="T1">buffer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9" draw:id="id129" draw:layer="layout" svg:width="2.858cm" svg:height="1.27cm" svg:x="1.27cm" svg:y="8.255cm">
          <text:p text:style-name="P1"><text:span text:style-name="T1">buffer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27" draw:id="id127" draw:layer="layout" svg:width="3.81cm" svg:height="1.27cm" svg:x="0.635cm" svg:y="4.762cm">
          <text:p text:style-name="P1"><text:span text:style-name="T1">activeBuff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255cm" svg:y1="1.905cm" svg:x2="4.445cm" svg:y2="5.397cm" draw:start-shape="id110" draw:start-glue-point="2" draw:end-shape="id127" draw:end-glue-point="1" svg:d="M8255 1905v3492h-3810">
          <text:p/>
        </draw:connector>
        <draw:connector draw:style-name="gr4" draw:text-style-name="P1" draw:layer="layout" svg:x1="8.255cm" svg:y1="1.905cm" svg:x2="4.128cm" svg:y2="6.985cm" draw:start-shape="id110" draw:start-glue-point="2" draw:end-shape="id128" draw:end-glue-point="1" svg:d="M8255 1905v5080h-4127">
          <text:p/>
        </draw:connector>
        <draw:connector draw:style-name="gr4" draw:text-style-name="P1" draw:layer="layout" svg:x1="8.255cm" svg:y1="1.905cm" svg:x2="4.128cm" svg:y2="8.89cm" draw:start-shape="id110" draw:start-glue-point="2" draw:end-shape="id129" draw:end-glue-point="1" svg:d="M8255 1905v6985h-4127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office" presentation:presentation-page-layout-name="AL1T0">
        <draw:connector draw:style-name="gr10" draw:text-style-name="P1" draw:layer="layout" draw:type="line" svg:x1="15.557cm" svg:y1="6.349cm" svg:x2="22.225cm" svg:y2="1.587cm" draw:start-shape="id130" draw:start-glue-point="3" draw:end-shape="id131" draw:end-glue-point="3" svg:d="M15557 6349l6668-4762">
          <text:p/>
        </draw:connector>
        <draw:connector draw:style-name="gr10" draw:text-style-name="P1" draw:layer="layout" draw:type="line" svg:x1="7.302cm" svg:y1="5.397cm" svg:x2="22.225cm" svg:y2="1.587cm" draw:start-shape="id132" draw:start-glue-point="1" draw:end-shape="id131" svg:d="M7302 5397l14923-3810">
          <text:p/>
        </draw:connector>
        <draw:connector draw:style-name="gr10" draw:text-style-name="P1" draw:layer="layout" draw:type="line" svg:x1="7.302cm" svg:y1="3.174cm" svg:x2="15.557cm" svg:y2="5.397cm" draw:start-shape="id133" draw:start-glue-point="1" draw:end-shape="id134" svg:d="M7302 3174l8255 2223">
          <text:p/>
        </draw:connector>
        <draw:custom-shape draw:style-name="gr6" draw:text-style-name="P5" xml:id="id153" draw:id="id153" draw:layer="layout" svg:width="1.587cm" svg:height="0.635cm" svg:x="0.635cm" svg:y="0.952cm">
          <text:p text:style-name="P1"><text:span text:style-name="T2">ph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5" draw:id="id155" draw:layer="layout" svg:width="3.492cm" svg:height="0.635cm" svg:x="3.81cm" svg:y="7.62cm">
          <text:p text:style-name="P1"><text:span text:style-name="T2">getBalan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6" draw:id="id156" draw:layer="layout" svg:width="3.492cm" svg:height="0.635cm" svg:x="3.81cm" svg:y="9.207cm">
          <text:p text:style-name="P1"><text:span text:style-name="T2">getBoo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9" draw:id="id159" draw:layer="layout" svg:width="3.492cm" svg:height="0.635cm" svg:x="3.493cm" svg:y="11.747cm">
          <text:p text:style-name="P1"><text:span text:style-name="T2">syncBuff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2" draw:id="id132" draw:layer="layout" svg:width="3.492cm" svg:height="0.635cm" svg:x="3.81cm" svg:y="5.08cm">
          <text:p text:style-name="P1"><text:span text:style-name="T2">activeMin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3" draw:id="id133" draw:layer="layout" svg:width="3.492cm" svg:height="0.635cm" svg:x="3.81cm" svg:y="2.857cm">
          <text:p text:style-name="P1"><text:span text:style-name="T2">startu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0" draw:id="id160" draw:layer="layout" svg:width="3.492cm" svg:height="3.176cm" svg:x="3.81cm" svg:y="13.017cm">
          <text:p text:style-name="P1"><text:span text:style-name="T2">tick</text:span></text:p>
          <text:p text:style-name="P1"><text:span text:style-name="T2">-----------</text:span></text:p>
          <text:p text:style-name="P1"><text:span text:style-name="T2">reorder buffer</text:span></text:p>
          <text:p text:style-name="P1"><text:span text:style-name="T2">process buffer</text:span></text:p>
          <text:p text:style-name="P1"><text:span text:style-name="T2">process minions</text:span></text:p>
          <text:p text:style-name="P1"><text:span text:style-name="T2">create live boo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8" draw:id="id158" draw:layer="layout" svg:width="3.492cm" svg:height="0.635cm" svg:x="8.89cm" svg:y="19.685cm">
          <text:p text:style-name="P1"><text:span text:style-name="T2">uploa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7" draw:id="id137" draw:layer="layout" svg:width="2.222cm" svg:height="0.635cm" svg:x="18.732cm" svg:y="4.762cm">
          <text:p text:style-name="P1"><text:span text:style-name="T2">S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1" draw:id="id131" draw:layer="layout" svg:width="3.492cm" svg:height="0.635cm" svg:x="22.225cm" svg:y="1.27cm">
          <text:p text:style-name="P1"><text:span text:style-name="T2">kar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492cm" svg:height="0.635cm" svg:x="23.813cm" svg:y="4.445cm">
          <text:p text:style-name="P1"><text:span text:style-name="T2">debu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5" draw:id="id135" draw:layer="layout" svg:width="1.905cm" svg:height="0.635cm" svg:x="7.62cm" svg:y="0.317cm">
          <text:p text:style-name="P1"><text:span text:style-name="T2">wsdb.ph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6" draw:id="id136" draw:layer="layout" svg:width="2.54cm" svg:height="0.635cm" svg:x="9.207cm" svg:y="1.27cm">
          <text:p text:style-name="P1"><text:span text:style-name="T2">createTabl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572cm" svg:y1="0.952cm" svg:x2="9.207cm" svg:y2="1.587cm" draw:start-shape="id135" draw:start-glue-point="2" draw:end-shape="id136" svg:d="M8572 952v635h635">
          <text:p/>
        </draw:connector>
        <draw:connector draw:style-name="gr10" draw:text-style-name="P1" draw:layer="layout" draw:type="line" svg:x1="7.302cm" svg:y1="3.174cm" svg:x2="9.207cm" svg:y2="1.587cm" draw:start-shape="id133" draw:start-glue-point="1" draw:end-shape="id136" draw:end-glue-point="3" svg:d="M7302 3174l1905-1587">
          <text:p/>
        </draw:connector>
        <draw:custom-shape draw:style-name="gr6" draw:text-style-name="P5" xml:id="id138" draw:id="id138" draw:layer="layout" svg:width="1.905cm" svg:height="0.635cm" svg:x="21.59cm" svg:y="5.715cm">
          <text:p text:style-name="P1"><text:span text:style-name="T2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9" draw:id="id139" draw:layer="layout" svg:width="1.905cm" svg:height="0.635cm" svg:x="21.59cm" svg:y="6.685cm">
          <text:p text:style-name="P1"><text:span text:style-name="T2">last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0" draw:id="id140" draw:layer="layout" svg:width="1.905cm" svg:height="0.635cm" svg:x="22.86cm" svg:y="19.05cm">
          <text:p text:style-name="P1"><text:span text:style-name="T2">socketBuff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1" draw:id="id141" draw:layer="layout" svg:width="1.905cm" svg:height="0.635cm" svg:x="21.59cm" svg:y="7.62cm">
          <text:p text:style-name="P1"><text:span text:style-name="T2">bookBid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2" draw:id="id142" draw:layer="layout" svg:width="1.905cm" svg:height="0.635cm" svg:x="21.59cm" svg:y="8.89cm">
          <text:p text:style-name="P1"><text:span text:style-name="T2">bookAsk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3" draw:id="id143" draw:layer="layout" svg:width="2.54cm" svg:height="0.635cm" svg:x="21.59cm" svg:y="10.178cm">
          <text:p text:style-name="P1"><text:span text:style-name="T2">bookSequen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4" draw:id="id144" draw:layer="layout" svg:width="2.54cm" svg:height="0.635cm" svg:x="21.59cm" svg:y="11.112cm">
          <text:p text:style-name="P1"><text:span text:style-name="T2">bufferFirs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5" draw:id="id145" draw:layer="layout" svg:width="2.54cm" svg:height="0.635cm" svg:x="21.59cm" svg:y="12.083cm">
          <text:p text:style-name="P1"><text:span text:style-name="T2">bufferLas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6" draw:id="id146" draw:layer="layout" svg:width="2.54cm" svg:height="0.635cm" svg:x="21.59cm" svg:y="13.018cm">
          <text:p text:style-name="P1"><text:span text:style-name="T2">startLiveBoo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7" draw:id="id147" draw:layer="layout" svg:width="2.54cm" svg:height="0.635cm" svg:x="21.59cm" svg:y="13.97cm">
          <text:p text:style-name="P1"><text:span text:style-name="T2">currentSequen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8" draw:id="id148" draw:layer="layout" svg:width="2.54cm" svg:height="0.635cm" svg:x="21.59cm" svg:y="14.923cm">
          <text:p text:style-name="P1"><text:span text:style-name="T2">ms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302cm" svg:y1="3.174cm" svg:x2="18.732cm" svg:y2="5.079cm" draw:start-shape="id133" draw:start-glue-point="1" draw:end-shape="id137" svg:d="M7302 3174l11430 1905">
          <text:p/>
        </draw:connector>
        <draw:connector draw:style-name="gr7" draw:text-style-name="P1" draw:layer="layout" svg:x1="19.843cm" svg:y1="5.397cm" svg:x2="21.59cm" svg:y2="6.032cm" draw:start-shape="id137" draw:start-glue-point="2" draw:end-shape="id138" draw:end-glue-point="3" svg:d="M19843 5397v635h1747">
          <text:p/>
        </draw:connector>
        <draw:connector draw:style-name="gr7" draw:text-style-name="P1" draw:layer="layout" svg:x1="19.843cm" svg:y1="5.397cm" svg:x2="21.59cm" svg:y2="7.002cm" draw:start-shape="id137" draw:start-glue-point="2" draw:end-shape="id139" draw:end-glue-point="3" svg:d="M19843 5397v1605h1747">
          <text:p/>
        </draw:connector>
        <draw:connector draw:style-name="gr7" draw:text-style-name="P1" draw:layer="layout" svg:x1="19.843cm" svg:y1="5.397cm" svg:x2="22.86cm" svg:y2="19.367cm" draw:start-shape="id137" draw:start-glue-point="2" draw:end-shape="id140" draw:end-glue-point="3" svg:d="M19843 5397v13970h3017">
          <text:p/>
        </draw:connector>
        <draw:connector draw:style-name="gr7" draw:text-style-name="P1" draw:layer="layout" svg:x1="21.59cm" svg:y1="7.937cm" svg:x2="19.843cm" svg:y2="5.397cm" draw:start-shape="id141" draw:start-glue-point="3" draw:end-shape="id137" draw:end-glue-point="2" svg:d="M21590 7937h-1747v-2540">
          <text:p/>
        </draw:connector>
        <draw:connector draw:style-name="gr7" draw:text-style-name="P1" draw:layer="layout" svg:x1="21.59cm" svg:y1="9.207cm" svg:x2="19.843cm" svg:y2="5.397cm" draw:start-shape="id142" draw:start-glue-point="3" draw:end-shape="id137" draw:end-glue-point="2" svg:d="M21590 9207h-1747v-3810">
          <text:p/>
        </draw:connector>
        <draw:connector draw:style-name="gr7" draw:text-style-name="P1" draw:layer="layout" svg:x1="21.59cm" svg:y1="10.495cm" svg:x2="19.843cm" svg:y2="5.397cm" draw:start-shape="id143" draw:start-glue-point="3" draw:end-shape="id137" draw:end-glue-point="2" svg:d="M21590 10495h-1747v-5098">
          <text:p/>
        </draw:connector>
        <draw:connector draw:style-name="gr7" draw:text-style-name="P1" draw:layer="layout" svg:x1="21.59cm" svg:y1="11.429cm" svg:x2="19.843cm" svg:y2="5.397cm" draw:start-shape="id144" draw:start-glue-point="3" draw:end-shape="id137" draw:end-glue-point="2" svg:d="M21590 11429h-1747v-6032">
          <text:p/>
        </draw:connector>
        <draw:connector draw:style-name="gr7" draw:text-style-name="P1" draw:layer="layout" svg:x1="21.59cm" svg:y1="12.4cm" svg:x2="19.843cm" svg:y2="5.397cm" draw:start-shape="id145" draw:start-glue-point="3" draw:end-shape="id137" draw:end-glue-point="2" svg:d="M21590 12400h-1747v-7003">
          <text:p/>
        </draw:connector>
        <draw:connector draw:style-name="gr7" draw:text-style-name="P1" draw:layer="layout" svg:x1="21.59cm" svg:y1="13.335cm" svg:x2="19.843cm" svg:y2="5.397cm" draw:start-shape="id146" draw:start-glue-point="3" draw:end-shape="id137" draw:end-glue-point="2" svg:d="M21590 13335h-1747v-7938">
          <text:p/>
        </draw:connector>
        <draw:connector draw:style-name="gr7" draw:text-style-name="P1" draw:layer="layout" svg:x1="21.59cm" svg:y1="14.287cm" svg:x2="19.843cm" svg:y2="5.397cm" draw:start-shape="id147" draw:start-glue-point="3" draw:end-shape="id137" draw:end-glue-point="2" svg:d="M21590 14287h-1747v-8890">
          <text:p/>
        </draw:connector>
        <draw:connector draw:style-name="gr7" draw:text-style-name="P1" draw:layer="layout" svg:x1="21.59cm" svg:y1="15.24cm" svg:x2="19.843cm" svg:y2="5.397cm" draw:start-shape="id148" draw:start-glue-point="3" draw:end-shape="id137" draw:end-glue-point="2" svg:d="M21590 15240h-1747v-9843">
          <text:p/>
        </draw:connector>
        <draw:custom-shape draw:style-name="gr6" draw:text-style-name="P5" xml:id="id149" draw:id="id149" draw:layer="layout" svg:width="2.54cm" svg:height="0.635cm" svg:x="13.017cm" svg:y="3.81cm">
          <text:p text:style-name="P1"><text:span text:style-name="T2">exchange.php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287cm" svg:y1="4.445cm" svg:x2="15.557cm" svg:y2="5.397cm" draw:start-shape="id149" draw:start-glue-point="2" draw:end-shape="id134" draw:end-glue-point="3" svg:d="M14287 4445v952h1270">
          <text:p/>
        </draw:connector>
        <draw:custom-shape draw:style-name="gr6" draw:text-style-name="P5" xml:id="id150" draw:id="id150" draw:layer="layout" svg:width="2.54cm" svg:height="0.635cm" svg:x="21.59cm" svg:y="16.192cm">
          <text:p text:style-name="P1"><text:span text:style-name="T2">debu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843cm" svg:y1="5.397cm" svg:x2="21.59cm" svg:y2="16.509cm" draw:start-shape="id137" draw:start-glue-point="2" draw:end-shape="id150" draw:end-glue-point="3" svg:d="M19843 5397v11112h1747">
          <text:p/>
        </draw:connector>
        <draw:connector draw:style-name="gr10" draw:text-style-name="P1" draw:layer="layout" draw:type="line" svg:x1="15.557cm" svg:y1="5.397cm" svg:x2="21.59cm" svg:y2="16.509cm" draw:start-shape="id134" draw:start-glue-point="3" draw:end-shape="id150" draw:end-glue-point="3" svg:d="M15557 5397l6033 11112">
          <text:p/>
        </draw:connector>
        <draw:connector draw:style-name="gr7" draw:text-style-name="P1" draw:layer="layout" svg:x1="10.477cm" svg:y1="8.572cm" svg:x2="11.43cm" svg:y2="9.859cm" draw:start-shape="id151" draw:start-glue-point="2" draw:end-shape="id152" draw:end-glue-point="3" svg:d="M10477 8572v1287h953">
          <text:p/>
        </draw:connector>
        <draw:connector draw:style-name="gr10" draw:text-style-name="P1" draw:layer="layout" draw:type="line" svg:x1="7.302cm" svg:y1="3.174cm" svg:x2="11.43cm" svg:y2="9.859cm" draw:start-shape="id133" draw:start-glue-point="1" draw:end-shape="id152" draw:end-glue-point="3" svg:d="M7302 3174l4128 6685">
          <text:p/>
        </draw:connector>
        <draw:connector draw:style-name="gr10" draw:text-style-name="P1" draw:layer="layout" draw:type="line" svg:x1="11.43cm" svg:y1="9.859cm" svg:x2="22.225cm" svg:y2="1.587cm" draw:start-shape="id152" draw:start-glue-point="3" draw:end-shape="id131" draw:end-glue-point="3" svg:d="M11430 9859l10795-8272">
          <text:p/>
        </draw:connector>
        <draw:connector draw:style-name="gr7" draw:text-style-name="P1" draw:layer="layout" svg:x1="1.428cm" svg:y1="1.587cm" svg:x2="3.81cm" svg:y2="3.174cm" draw:start-shape="id153" draw:start-glue-point="2" draw:end-shape="id133" draw:end-glue-point="3" svg:d="M1428 1587v1587h2382">
          <text:p/>
        </draw:connector>
        <draw:connector draw:style-name="gr7" draw:text-style-name="P1" draw:layer="layout" svg:x1="1.428cm" svg:y1="1.587cm" svg:x2="3.81cm" svg:y2="5.397cm" draw:start-shape="id153" draw:start-glue-point="2" draw:end-shape="id132" draw:end-glue-point="3" svg:d="M1428 1587v3810h2382">
          <text:p/>
        </draw:connector>
        <draw:connector draw:style-name="gr7" draw:text-style-name="P1" draw:layer="layout" svg:x1="10.477cm" svg:y1="8.572cm" svg:x2="11.43cm" svg:y2="10.794cm" draw:start-shape="id151" draw:start-glue-point="2" draw:end-shape="id154" draw:end-glue-point="3" svg:d="M10477 8572v2222h953">
          <text:p/>
        </draw:connector>
        <draw:connector draw:style-name="gr10" draw:text-style-name="P1" draw:layer="layout" draw:type="line" svg:x1="7.302cm" svg:y1="5.397cm" svg:x2="11.43cm" svg:y2="10.794cm" draw:start-shape="id132" draw:start-glue-point="1" draw:end-shape="id154" draw:end-glue-point="3" svg:d="M7302 5397l4128 5397">
          <text:p/>
        </draw:connector>
        <draw:connector draw:style-name="gr7" draw:text-style-name="P1" draw:layer="layout" svg:x1="1.428cm" svg:y1="1.587cm" svg:x2="3.81cm" svg:y2="7.937cm" draw:start-shape="id153" draw:start-glue-point="2" draw:end-shape="id155" draw:end-glue-point="3" svg:d="M1428 1587v6350h2382">
          <text:p/>
        </draw:connector>
        <draw:custom-shape draw:style-name="gr6" draw:text-style-name="P5" xml:id="id130" draw:id="id130" draw:layer="layout" svg:width="2.54cm" svg:height="0.635cm" svg:x="15.557cm" svg:y="6.032cm">
          <text:p text:style-name="P1"><text:span text:style-name="T2">getBalanc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287cm" svg:y1="4.445cm" svg:x2="15.557cm" svg:y2="6.349cm" draw:start-shape="id149" draw:start-glue-point="2" draw:end-shape="id130" draw:end-glue-point="3" svg:d="M14287 4445v1904h1270">
          <text:p/>
        </draw:connector>
        <draw:connector draw:style-name="gr10" draw:text-style-name="P1" draw:layer="layout" draw:type="line" svg:x1="7.302cm" svg:y1="7.937cm" svg:x2="15.557cm" svg:y2="6.349cm" draw:start-shape="id155" draw:start-glue-point="1" draw:end-shape="id130" draw:end-glue-point="3" svg:d="M7302 7937l8255-1588">
          <text:p/>
        </draw:connector>
        <draw:connector draw:style-name="gr7" draw:text-style-name="P1" draw:layer="layout" svg:x1="1.428cm" svg:y1="1.587cm" svg:x2="3.81cm" svg:y2="9.524cm" draw:start-shape="id153" draw:start-glue-point="2" draw:end-shape="id156" draw:end-glue-point="3" svg:d="M1428 1587v7937h2382">
          <text:p/>
        </draw:connector>
        <draw:connector draw:style-name="gr7" draw:text-style-name="P1" draw:layer="layout" svg:x1="14.287cm" svg:y1="4.445cm" svg:x2="15.557cm" svg:y2="7.302cm" draw:start-shape="id149" draw:start-glue-point="2" draw:end-shape="id157" draw:end-glue-point="3" svg:d="M14287 4445v2857h1270">
          <text:p/>
        </draw:connector>
        <draw:connector draw:style-name="gr10" draw:text-style-name="P1" draw:layer="layout" draw:type="line" svg:x1="7.302cm" svg:y1="9.524cm" svg:x2="15.557cm" svg:y2="7.302cm" draw:start-shape="id156" draw:start-glue-point="1" draw:end-shape="id157" svg:d="M7302 9524l8255-2222">
          <text:p/>
        </draw:connector>
        <draw:connector draw:style-name="gr10" draw:text-style-name="P1" draw:layer="layout" draw:type="line" svg:x1="15.557cm" svg:y1="7.302cm" svg:x2="21.59cm" svg:y2="10.495cm" draw:start-shape="id157" draw:start-glue-point="3" draw:end-shape="id143" draw:end-glue-point="3" svg:d="M15557 7302l6033 3193">
          <text:p/>
        </draw:connector>
        <draw:connector draw:style-name="gr10" draw:text-style-name="P1" draw:layer="layout" draw:type="line" svg:x1="15.557cm" svg:y1="7.302cm" svg:x2="21.59cm" svg:y2="7.937cm" draw:start-shape="id157" draw:start-glue-point="3" draw:end-shape="id141" draw:end-glue-point="3" svg:d="M15557 7302l6033 635">
          <text:p/>
        </draw:connector>
        <draw:connector draw:style-name="gr10" draw:text-style-name="P1" draw:layer="layout" draw:type="line" svg:x1="15.557cm" svg:y1="7.302cm" svg:x2="21.59cm" svg:y2="9.207cm" draw:start-shape="id157" draw:start-glue-point="3" draw:end-shape="id142" svg:d="M15557 7302l6033 1905">
          <text:p/>
        </draw:connector>
        <draw:connector draw:style-name="gr7" draw:text-style-name="P1" draw:layer="layout" svg:x1="1.428cm" svg:y1="1.587cm" svg:x2="8.89cm" svg:y2="20.002cm" draw:start-shape="id153" draw:start-glue-point="2" draw:end-shape="id158" draw:end-glue-point="3" svg:d="M1428 1587v18415h7462">
          <text:p/>
        </draw:connector>
        <draw:connector draw:style-name="gr10" draw:text-style-name="P1" draw:layer="layout" draw:type="line" svg:x1="12.382cm" svg:y1="20.002cm" svg:x2="22.86cm" svg:y2="19.367cm" draw:start-shape="id158" draw:start-glue-point="1" draw:end-shape="id140" svg:d="M12382 20002l10478-635">
          <text:p/>
        </draw:connector>
        <draw:connector draw:style-name="gr10" draw:text-style-name="P1" draw:layer="layout" draw:type="line" svg:x1="12.382cm" svg:y1="20.002cm" svg:x2="21.59cm" svg:y2="11.429cm" draw:start-shape="id158" draw:start-glue-point="1" draw:end-shape="id144" svg:d="M12382 20002l9208-8573">
          <text:p/>
        </draw:connector>
        <draw:connector draw:style-name="gr10" draw:text-style-name="P1" draw:layer="layout" draw:type="line" svg:x1="12.382cm" svg:y1="20.002cm" svg:x2="21.59cm" svg:y2="12.4cm" draw:start-shape="id158" draw:start-glue-point="1" draw:end-shape="id145" draw:end-glue-point="3" svg:d="M12382 20002l9208-7602">
          <text:p/>
        </draw:connector>
        <draw:connector draw:style-name="gr10" draw:text-style-name="P1" draw:layer="layout" draw:type="line" svg:x1="21.59cm" svg:y1="6.032cm" svg:x2="12.382cm" svg:y2="20.002cm" draw:start-shape="id138" draw:start-glue-point="3" draw:end-shape="id158" draw:end-glue-point="1" svg:d="M21590 6032l-9208 13970">
          <text:p/>
        </draw:connector>
        <draw:connector draw:style-name="gr10" draw:text-style-name="P1" draw:layer="layout" draw:type="line" svg:x1="12.382cm" svg:y1="20.002cm" svg:x2="22.225cm" svg:y2="1.587cm" draw:start-shape="id158" draw:start-glue-point="1" draw:end-shape="id131" draw:end-glue-point="3" svg:d="M12382 20002l9843-18415">
          <text:p/>
        </draw:connector>
        <draw:connector draw:style-name="gr7" draw:text-style-name="P1" draw:layer="layout" svg:x1="1.428cm" svg:y1="1.587cm" svg:x2="3.493cm" svg:y2="12.064cm" draw:start-shape="id153" draw:start-glue-point="2" draw:end-shape="id159" draw:end-glue-point="3" svg:d="M1428 1587v10477h2065">
          <text:p/>
        </draw:connector>
        <draw:connector draw:style-name="gr10" draw:text-style-name="P1" draw:layer="layout" draw:type="line" svg:x1="22.86cm" svg:y1="19.367cm" svg:x2="6.985cm" svg:y2="12.064cm" draw:start-shape="id140" draw:start-glue-point="3" draw:end-shape="id159" svg:d="M22860 19367l-15875-7303">
          <text:p/>
        </draw:connector>
        <draw:connector draw:style-name="gr10" draw:text-style-name="P1" draw:layer="layout" draw:type="line" svg:x1="21.59cm" svg:y1="10.495cm" svg:x2="6.985cm" svg:y2="12.064cm" draw:start-shape="id143" draw:start-glue-point="3" draw:end-shape="id159" svg:d="M21590 10495l-14605 1569">
          <text:p/>
        </draw:connector>
        <draw:connector draw:style-name="gr10" draw:text-style-name="P1" draw:layer="layout" draw:type="line" svg:x1="21.59cm" svg:y1="11.429cm" svg:x2="6.985cm" svg:y2="12.064cm" draw:start-shape="id144" draw:start-glue-point="3" draw:end-shape="id159" svg:d="M21590 11429l-14605 635">
          <text:p/>
        </draw:connector>
        <draw:connector draw:style-name="gr10" draw:text-style-name="P1" draw:layer="layout" draw:type="line" svg:x1="6.985cm" svg:y1="12.064cm" svg:x2="21.59cm" svg:y2="13.335cm" draw:start-shape="id159" draw:start-glue-point="1" draw:end-shape="id146" svg:d="M6985 12064l14605 1271">
          <text:p/>
        </draw:connector>
        <draw:custom-shape draw:style-name="gr6" draw:text-style-name="P5" xml:id="id161" draw:id="id161" draw:layer="layout" svg:width="1.587cm" svg:height="0.635cm" svg:x="8.89cm" svg:y="17.78cm">
          <text:p text:style-name="P1"><text:span text:style-name="T2">stopOr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7cm" svg:height="0.635cm" svg:x="6.35cm" svg:y="18.732cm">
          <text:p text:style-name="P1"><text:span text:style-name="T2">nextOrde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302cm" svg:y1="14.605cm" svg:x2="22.86cm" svg:y2="19.367cm" draw:start-shape="id160" draw:start-glue-point="1" draw:end-shape="id140" svg:d="M7302 14605l15558 4762">
          <text:p/>
        </draw:connector>
        <draw:connector draw:style-name="gr10" draw:text-style-name="P1" draw:layer="layout" draw:type="line" svg:x1="7.302cm" svg:y1="14.605cm" svg:x2="21.59cm" svg:y2="15.24cm" draw:start-shape="id160" draw:start-glue-point="1" draw:end-shape="id148" draw:end-glue-point="3" svg:d="M7302 14605l14288 635">
          <text:p/>
        </draw:connector>
        <draw:connector draw:style-name="gr10" draw:text-style-name="P1" draw:layer="layout" draw:type="line" svg:x1="21.59cm" svg:y1="14.287cm" svg:x2="7.302cm" svg:y2="14.605cm" draw:start-shape="id147" draw:start-glue-point="3" draw:end-shape="id160" draw:end-glue-point="1" svg:d="M21590 14287l-14288 318">
          <text:p/>
        </draw:connector>
        <draw:connector draw:style-name="gr10" draw:text-style-name="P1" draw:layer="layout" draw:type="line" svg:x1="7.302cm" svg:y1="14.605cm" svg:x2="8.89cm" svg:y2="18.097cm" draw:start-shape="id160" draw:start-glue-point="1" draw:end-shape="id161" draw:end-glue-point="3" svg:d="M7302 14605l1588 3492">
          <text:p/>
        </draw:connector>
        <draw:connector draw:style-name="gr7" draw:text-style-name="P1" draw:layer="layout" svg:x1="5.556cm" svg:y1="16.193cm" svg:x2="8.89cm" svg:y2="18.097cm" draw:start-shape="id160" draw:start-glue-point="2" draw:end-shape="id161" draw:end-glue-point="3" svg:d="M5556 16193v1904h3334">
          <text:p/>
        </draw:connector>
        <draw:connector draw:style-name="gr10" draw:text-style-name="P1" draw:layer="layout" draw:type="line" svg:x1="7.302cm" svg:y1="14.605cm" svg:x2="21.59cm" svg:y2="9.207cm" draw:start-shape="id160" draw:start-glue-point="1" draw:end-shape="id142" svg:d="M7302 14605l14288-5398">
          <text:p/>
        </draw:connector>
        <draw:connector draw:style-name="gr10" draw:text-style-name="P1" draw:layer="layout" draw:type="line" svg:x1="7.302cm" svg:y1="14.605cm" svg:x2="21.59cm" svg:y2="7.937cm" draw:start-shape="id160" draw:start-glue-point="1" draw:end-shape="id141" svg:d="M7302 14605l14288-6668">
          <text:p/>
        </draw:connector>
        <draw:connector draw:style-name="gr7" draw:text-style-name="P1" draw:layer="layout" svg:x1="10.477cm" svg:y1="8.572cm" svg:x2="11.43cm" svg:y2="17.144cm" draw:start-shape="id151" draw:start-glue-point="2" draw:end-shape="id162" draw:end-glue-point="3" svg:d="M10477 8572v8572h953">
          <text:p/>
        </draw:connector>
        <draw:connector draw:style-name="gr10" draw:text-style-name="P1" draw:layer="layout" draw:type="line" svg:x1="7.302cm" svg:y1="14.605cm" svg:x2="11.43cm" svg:y2="17.144cm" draw:start-shape="id160" draw:start-glue-point="1" draw:end-shape="id162" draw:end-glue-point="3" svg:d="M7302 14605l4128 2539">
          <text:p/>
        </draw:connector>
        <draw:connector draw:style-name="gr10" draw:text-style-name="P1" draw:layer="layout" draw:type="line" svg:x1="11.43cm" svg:y1="17.144cm" svg:x2="21.59cm" svg:y2="16.509cm" draw:start-shape="id162" draw:start-glue-point="3" draw:end-shape="id150" draw:end-glue-point="3" svg:d="M11430 17144l10160-635">
          <text:p/>
        </draw:connector>
        <draw:custom-shape draw:style-name="gr6" draw:text-style-name="P5" xml:id="id163" draw:id="id163" draw:layer="layout" svg:width="1.905cm" svg:height="0.635cm" svg:x="25.4cm" svg:y="7.937cm">
          <text:p text:style-name="P1"><text:span text:style-name="T2">minion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9.843cm" svg:y1="5.397cm" svg:x2="25.4cm" svg:y2="8.254cm" draw:start-shape="id137" draw:start-glue-point="2" draw:end-shape="id163" draw:end-glue-point="3" svg:d="M19843 5397v2857h5557">
          <text:p/>
        </draw:connector>
        <draw:connector draw:style-name="gr10" draw:text-style-name="P1" draw:layer="layout" draw:type="line" svg:x1="11.43cm" svg:y1="9.859cm" svg:x2="25.4cm" svg:y2="8.254cm" draw:start-shape="id152" draw:start-glue-point="3" draw:end-shape="id163" draw:end-glue-point="3" svg:d="M11430 9859l13970-1605">
          <text:p/>
        </draw:connector>
        <draw:custom-shape draw:style-name="gr6" draw:text-style-name="P5" xml:id="id164" draw:id="id164" draw:layer="layout" svg:width="2.54cm" svg:height="0.635cm" svg:x="15.24cm" svg:y="8.589cm">
          <text:p text:style-name="P1"><text:span text:style-name="T2">placeOr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287cm" svg:y1="4.445cm" svg:x2="15.24cm" svg:y2="8.906cm" draw:start-shape="id149" draw:start-glue-point="2" draw:end-shape="id164" draw:end-glue-point="3" svg:d="M14287 4445v4461h953">
          <text:p/>
        </draw:connector>
        <draw:connector draw:style-name="gr10" draw:text-style-name="P1" draw:layer="layout" draw:type="line" svg:x1="13.97cm" svg:y1="17.144cm" svg:x2="15.24cm" svg:y2="8.906cm" draw:start-shape="id162" draw:start-glue-point="1" draw:end-shape="id164" draw:end-glue-point="3" svg:d="M13970 17144l1270-8238">
          <text:p/>
        </draw:connector>
        <draw:connector draw:style-name="gr7" draw:text-style-name="P1" draw:layer="layout" svg:x1="1.428cm" svg:y1="1.587cm" svg:x2="3.81cm" svg:y2="14.605cm" draw:start-shape="id153" draw:start-glue-point="2" draw:end-shape="id160" draw:end-glue-point="3" svg:d="M1428 1587v13018h2382">
          <text:p/>
        </draw:connector>
        <draw:custom-shape draw:style-name="gr6" draw:text-style-name="P5" xml:id="id152" draw:id="id152" draw:layer="layout" svg:width="2.54cm" svg:height="0.635cm" svg:x="11.43cm" svg:y="9.542cm">
          <text:p text:style-name="P1"><text:span text:style-name="T2">loadMin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4" draw:id="id154" draw:layer="layout" svg:width="2.54cm" svg:height="0.635cm" svg:x="11.43cm" svg:y="10.477cm">
          <text:p text:style-name="P1"><text:span text:style-name="T2">activateMin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62" draw:id="id162" draw:layer="layout" svg:width="2.54cm" svg:height="0.635cm" svg:x="11.43cm" svg:y="16.827cm">
          <text:p text:style-name="P1"><text:span text:style-name="T2">ac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1" draw:id="id151" draw:layer="layout" svg:width="2.54cm" svg:height="0.635cm" svg:x="9.207cm" svg:y="7.937cm">
          <text:p text:style-name="P1"><text:span text:style-name="T2">minions.ph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34" draw:id="id134" draw:layer="layout" svg:width="2.54cm" svg:height="0.635cm" svg:x="15.557cm" svg:y="5.08cm">
          <text:p text:style-name="P1"><text:span text:style-name="T2">getOpenOrde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7" draw:id="id157" draw:layer="layout" svg:width="2.54cm" svg:height="0.635cm" svg:x="15.557cm" svg:y="6.985cm">
          <text:p text:style-name="P1"><text:span text:style-name="T2">getOrderBoo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9H13M34S</meta:editing-duration>
    <meta:editing-cycles>7</meta:editing-cycles>
    <dc:title>BlankPresentation</dc:title>
    <meta:generator>OpenOffice/4.1.1$Win32 OpenOffice.org_project/411m6$Build-9775</meta:generator>
    <dc:date>2015-04-17T11:27:40.39</dc:date>
    <dc:creator>james </dc:creator>
    <meta:document-statistic meta:object-count="429"/>
    <meta:template xlink:type="simple" xlink:actuate="onRequest" xlink:title="BlankPresentation" xlink:href="../../../../OpenOffice.org/3/user/template/BlankPresentation.otp" meta:date="2015-01-06T12:05:42.46"/>
  </office:meta>
</office:document-meta>
</file>